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0pt" fo:language="pl" fo:country="P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" style:family="paragraph" style:parent-style-name="Standard"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language="pl" fo:country="PL" fo:font-weight="bold" style:font-name-asian="Courier New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fo:font-weight="bold" style:font-name-asian="Courier New" style:font-size-asian="14pt" style:language-asian="zxx" style:country-asian="none" style:font-weight-asian="bold" style:font-name-complex="Courier New" style:font-size-complex="14pt" style:language-complex="zxx" style:country-complex="none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language="pl" fo:country="PL" fo:font-weight="normal" style:font-name-asian="Courier New" style:font-size-asian="14pt" style:language-asian="zxx" style:country-asian="none" style:font-weight-asian="normal" style:font-name-complex="Courier New" style:font-size-complex="14pt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1pt" fo:language="pl" fo:country="PL" fo:font-weight="bold" style:font-name-asian="Courier New" style:font-size-asian="11pt" style:language-asian="zxx" style:country-asian="none" style:font-weight-asian="bold" style:font-name-complex="Courier New" style:font-size-complex="11pt" style:language-complex="zxx" style:country-complex="none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Courier New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2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language="pl" fo:country="PL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language="pl" fo:country="PL" fo:font-weight="bold" style:font-name-asian="Courier New" style:font-size-asian="12pt" style:language-asian="zxx" style:country-asian="none" style:font-weight-asian="bold" style:font-name-complex="Courier New" style:font-size-complex="12pt" style:language-complex="zxx" style:country-complex="none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language="pl" fo:country="PL" fo:font-weight="normal" style:font-name-asian="Courier New" style:font-size-asian="12pt" style:language-asian="zxx" style:country-asian="none" style:font-weight-asian="normal" style:font-name-complex="Courier New" style:font-size-complex="12pt" style:language-complex="zxx" style:country-complex="none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language="pl" fo:country="P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-asian="Courier New" style:font-name-complex="Courier New"/>
    </style:style>
    <style:style style:name="T5" style:family="text">
      <style:text-properties fo:color="#7f0055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style:use-window-font-color="true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8080"/>
    </style:style>
    <style:style style:name="T11" style:family="text">
      <style:text-properties fo:color="#008080" style:font-name-asian="Courier New" style:font-name-complex="Courier New"/>
    </style:style>
    <style:style style:name="T12" style:family="text">
      <style:text-properties fo:color="#008080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fo:color="#3f7f7f"/>
    </style:style>
    <style:style style:name="T14" style:family="text">
      <style:text-properties fo:color="#3f7f7f" style:font-name-asian="Courier New" style:font-name-complex="Courier New"/>
    </style:style>
    <style:style style:name="T15" style:family="text">
      <style:text-properties fo:color="#3f7f7f" fo:language="pl" fo:country="PL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color="#7f007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00828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ff0000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Konfiguracja tłumaczenia:</text:p>
      <text:p text:style-name="P1"/>
      <text:p text:style-name="P1">//app/config/config.yml</text:p>
      <text:p text:style-name="P1"/>
      <text:p text:style-name="P1">...</text:p>
      <text:p text:style-name="P2">framework:</text:p>
      <text:p text:style-name="P6"><text:s text:c="4"/>#esi: <text:s text:c="12"/>~</text:p>
      <text:p text:style-name="P6"><text:s text:c="4"/>translator: <text:s text:c="5"/>{ fallback: <text:span text:style-name="T1">en</text:span> }</text:p>
      <text:p text:style-name="P6">...</text:p>
      <text:p text:style-name="P6"><text:s text:c="4"/>default_locale: <text:s/>"<text:span text:style-name="T1">en</text:span>"</text:p>
      <text:p text:style-name="P6">...</text:p>
      <text:p text:style-name="P1"/>
      <text:p text:style-name="P1">2. Konfiguracja routingu:</text:p>
      <text:p text:style-name="P1"/>
      <text:p text:style-name="P2"># src/Ens/JobeetBundle/Resources/config/routing.yml</text:p>
      <text:p text:style-name="P6"/>
      <text:p text:style-name="P6">login:</text:p>
      <text:p text:style-name="P6"><text:s text:c="4"/>pattern: <text:s text:c="2"/>/login</text:p>
      <text:p text:style-name="P6"><text:s text:c="4"/>defaults: <text:s/>{ _controller: EnsJobeetBundle:Default:login }</text:p>
      <text:p text:style-name="P6">login_check:</text:p>
      <text:p text:style-name="P6"><text:s text:c="4"/>pattern: <text:s text:c="2"/>/login_check</text:p>
      <text:p text:style-name="P6">logout:</text:p>
      <text:p text:style-name="P6"><text:s text:c="4"/>pattern: <text:s text:c="2"/>/logout</text:p>
      <text:p text:style-name="P6"><text:s text:c="4"/></text:p>
      <text:p text:style-name="P6">ens_jobeet_job:</text:p>
      <text:p text:style-name="P6"><text:s text:c="4"/>resource: "@EnsJobeetBundle/Resources/config/routing/job.yml"</text:p>
      <text:p text:style-name="P6"><text:s text:c="4"/>prefix: /<text:span text:style-name="T1">{_locale}</text:span>/job</text:p>
      <text:p text:style-name="P8"><text:s text:c="4"/>requirements: </text:p>
      <text:p text:style-name="P8"><text:s text:c="8"/>_locale: en|fr</text:p>
      <text:p text:style-name="P6"/>
      <text:p text:style-name="P6">ens_jobeet_homepage:</text:p>
      <text:p text:style-name="P6"><text:s text:c="4"/>pattern: <text:s/>/<text:span text:style-name="T1">{_locale}</text:span>/</text:p>
      <text:p text:style-name="P6"><text:s text:c="4"/>defaults: { _controller: EnsJobeetBundle:Job:index }</text:p>
      <text:p text:style-name="P8"><text:s text:c="4"/>requirements: </text:p>
      <text:p text:style-name="P8"><text:s text:c="8"/>_locale: en|fr</text:p>
      <text:p text:style-name="P6"><text:s text:c="8"/></text:p>
      <text:p text:style-name="P8">ens_jobeet_nonlocalized:</text:p>
      <text:p text:style-name="P8"><text:s text:c="4"/>pattern: <text:s/>/</text:p>
      <text:p text:style-name="P8"><text:s text:c="4"/>defaults: { _controller: EnsJobeetBundle:Job:index }</text:p>
      <text:p text:style-name="P6"><text:s text:c="4"/></text:p>
      <text:p text:style-name="P6">ens_jobeet_category:</text:p>
      <text:p text:style-name="P6"><text:s text:c="4"/>pattern: <text:s/>/<text:span text:style-name="T1">{_locale}</text:span>/category/{slug}/{page}</text:p>
      <text:p text:style-name="P6"><text:s text:c="4"/>defaults: { _controller: EnsJobeetBundle:Category:show, page: 1 }</text:p>
      <text:p text:style-name="P8"><text:s text:c="4"/>requirements:</text:p>
      <text:p text:style-name="P8"><text:s text:c="8"/>_locale: en|fr</text:p>
      <text:p text:style-name="P8"/>
      <text:p text:style-name="P1"/>
      <text:p text:style-name="P12">3. Modyfikacja kontrolera:</text:p>
      <text:p text:style-name="P12"/>
      <text:p text:style-name="P12">//src/Ens/JobeetBundle/Controller/JobController.php</text:p>
      <text:p text:style-name="P12">...</text:p>
      <text:p text:style-name="P10"><text:span text:style-name="T3"><text:s text:c="4"/></text:span><text:span text:style-name="T6">public function </text:span><text:span text:style-name="T3">indexAction()</text:span></text:p>
      <text:p text:style-name="P18"><text:s text:c="4"/>{</text:p>
      <text:p text:style-name="P18"><text:s text:c="4"/><text:tab/></text:p>
      <text:p text:style-name="P7"><text:s text:c="8"/>$request = $this-&gt;getRequest();</text:p>
      <text:p text:style-name="P7"><text:s/></text:p>
      <text:p text:style-name="P7"><text:s text:c="8"/><text:span text:style-name="T9">if</text:span>($request-&gt;get('_route') == 'ens_jobeet_nonlocalized') {</text:p>
      <text:p text:style-name="P7"><text:s text:c="12"/><text:span text:style-name="T9">return </text:span>$this-&gt;redirect($this-&gt;generateUrl('ens_jobeet_homepage'));</text:p>
      <text:p text:style-name="P7"><text:s text:c="8"/>}</text:p>
      <text:p text:style-name="P18"><text:s text:c="4"/><text:tab/></text:p>
      <text:p text:style-name="P18"><text:s text:c="8"/>$em = $this-&gt;getDoctrine()-&gt;getManager();</text:p>
      <text:p text:style-name="P12">...</text:p>
      <text:p text:style-name="P12">Jeśli użytkownik połączy się ze stroną domyślnie zostanie przełączony na „en”. <text:s text:c="2"/></text:p>
      <text:p text:style-name="P14"><text:soft-page-break/>Przełącznik języka</text:p>
      <text:p text:style-name="P12"/>
      <text:p text:style-name="P12">4. Dodajemy select:</text:p>
      <text:p text:style-name="P12"/>
      <text:p text:style-name="P12">//src/Ens/JobeetBundle/Resources/views/layout.html.twig</text:p>
      <text:p text:style-name="P12"/>
      <text:p text:style-name="P10"><text:span text:style-name="T3"><text:s text:c="6"/></text:span><text:span text:style-name="T10">&lt;</text:span><text:span text:style-name="T13">div</text:span> <text:span text:style-name="T16">id</text:span><text:span text:style-name="T3">=</text:span><text:span text:style-name="T17">"footer"</text:span><text:span text:style-name="T10">&gt;</text:span></text:p>
      <text:p text:style-name="P4"><text:span text:style-name="T3"><text:s text:c="8"/></text:span><text:span text:style-name="T10">&lt;</text:span><text:span text:style-name="T13">div</text:span> <text:span text:style-name="T16">class</text:span><text:span text:style-name="T3">=</text:span><text:span text:style-name="T17">"content"</text:span><text:span text:style-name="T10">&gt;</text:span></text:p>
      <text:p text:style-name="P21">...</text:p>
      <text:p text:style-name="P7"><text:s text:c="10"/>&lt;form action="{{<text:span text:style-name="T9"> </text:span>path('ens_jobeet_changeLanguage')<text:span text:style-name="T9"> </text:span>}}" method=<text:span text:style-name="T21">"get"</text:span>&gt;</text:p>
      <text:p text:style-name="P7"><text:s text:c="12"/>&lt;label&gt;Language&lt;/label&gt;</text:p>
      <text:p text:style-name="P7"><text:s text:c="14"/>&lt;select name=<text:span text:style-name="T21">"language"</text:span>&gt;</text:p>
      <text:p text:style-name="P7"><text:s text:c="16"/>&lt;option value=<text:span text:style-name="T21">"en"</text:span> {% <text:span text:style-name="T9">if </text:span>app.request.get('_locale')<text:span text:style-name="T9"> </text:span>==<text:span text:style-name="T9"> </text:span>'en'<text:span text:style-name="T9"> </text:span>%}selected="selected"{%<text:span text:style-name="T9"> endif </text:span>%}&gt;English&lt;/option&gt;</text:p>
      <text:p text:style-name="P7"><text:s text:c="16"/>&lt;option value=<text:span text:style-name="T21">"fr"</text:span> {% <text:span text:style-name="T9">if </text:span>app.request.get('_locale')<text:span text:style-name="T9"> </text:span>==<text:span text:style-name="T9"> </text:span>'fr'<text:span text:style-name="T9"> </text:span>%}selected="selected"{%<text:span text:style-name="T9"> endif </text:span>%}&gt;French&lt;/option&gt;</text:p>
      <text:p text:style-name="P7"><text:s text:c="14"/>&lt;/select&gt;</text:p>
      <text:p text:style-name="P7"><text:s text:c="12"/>&lt;input type=<text:span text:style-name="T21">"submit"</text:span> value=<text:span text:style-name="T21">"Ok"</text:span>&gt; </text:p>
      <text:p text:style-name="P7"><text:s text:c="10"/>&lt;/form&gt;</text:p>
      <text:p text:style-name="P21"/>
      <text:p text:style-name="P4"><text:span text:style-name="T3"><text:s text:c="8"/></text:span><text:span text:style-name="T10">&lt;/</text:span><text:span text:style-name="T13">div</text:span><text:span text:style-name="T10">&gt;</text:span></text:p>
      <text:p text:style-name="P5"><text:span text:style-name="T4"><text:s text:c="6"/></text:span><text:span text:style-name="T11">&lt;/</text:span><text:span text:style-name="T14">div</text:span><text:span text:style-name="T11">&gt;</text:span></text:p>
      <text:p text:style-name="P12"/>
      <text:p text:style-name="P12">5. Dodajemy routing:</text:p>
      <text:p text:style-name="P12"/>
      <text:p text:style-name="P10"># src/Ens/JobeetBundle/Resources/config/routing.yml</text:p>
      <text:p text:style-name="P4"/>
      <text:p text:style-name="P4">login:</text:p>
      <text:p text:style-name="P4"><text:s text:c="4"/>pattern: <text:s text:c="2"/>/login</text:p>
      <text:p text:style-name="P4"><text:s text:c="4"/>defaults: <text:s/>{ _controller: EnsJobeetBundle:Default:login }</text:p>
      <text:p text:style-name="P4">login_check:</text:p>
      <text:p text:style-name="P4"><text:s text:c="4"/>pattern: <text:s text:c="2"/>/login_check</text:p>
      <text:p text:style-name="P4">logout:</text:p>
      <text:p text:style-name="P4"><text:s text:c="4"/>pattern: <text:s text:c="2"/>/logout</text:p>
      <text:p text:style-name="P4"><text:s text:c="4"/></text:p>
      <text:p text:style-name="P4">ens_jobeet_job:</text:p>
      <text:p text:style-name="P4"><text:s text:c="4"/>resource: "@EnsJobeetBundle/Resources/config/routing/job.yml"</text:p>
      <text:p text:style-name="P4"><text:s text:c="4"/>prefix: /{_locale}/job</text:p>
      <text:p text:style-name="P4"><text:s text:c="4"/>requirements: </text:p>
      <text:p text:style-name="P4"><text:s text:c="8"/>_locale: en|fr</text:p>
      <text:p text:style-name="P4"/>
      <text:p text:style-name="P4">ens_jobeet_homepage:</text:p>
      <text:p text:style-name="P4"><text:s text:c="4"/>pattern: <text:s/>/{_locale}/</text:p>
      <text:p text:style-name="P4"><text:s text:c="4"/>defaults: { _controller: EnsJobeetBundle:Job:index }</text:p>
      <text:p text:style-name="P4"><text:s text:c="4"/>requirements: </text:p>
      <text:p text:style-name="P4"><text:s text:c="8"/>_locale: en|fr</text:p>
      <text:p text:style-name="P4"><text:s text:c="8"/></text:p>
      <text:p text:style-name="P4">ens_jobeet_nonlocalized:</text:p>
      <text:p text:style-name="P4"><text:s text:c="4"/>pattern: <text:s/>/</text:p>
      <text:p text:style-name="P4"><text:s text:c="4"/>defaults: { _controller: EnsJobeetBundle:Job:index }</text:p>
      <text:p text:style-name="P4"><text:s text:c="4"/></text:p>
      <text:p text:style-name="P7">ens_jobeet_changeLanguage:</text:p>
      <text:p text:style-name="P7"><text:s text:c="4"/>pattern: /change_language</text:p>
      <text:p text:style-name="P7"><text:s text:c="4"/>defaults: { _controller: EnsJobeetBundle:Default:changeLanguage }</text:p>
      <text:p text:style-name="P4"><text:s text:c="4"/></text:p>
      <text:p text:style-name="P4">ens_jobeet_category:</text:p>
      <text:p text:style-name="P4"><text:s text:c="4"/>pattern: <text:s/>/{_locale}/category/{slug}/{page}</text:p>
      <text:p text:style-name="P4"><text:s text:c="4"/>defaults: { _controller: EnsJobeetBundle:Category:show, page: 1 }</text:p>
      <text:p text:style-name="P4"><text:s text:c="4"/>requirements:</text:p>
      <text:p text:style-name="P4"><text:s text:c="8"/>_locale: en|fr</text:p>
      <text:p text:style-name="P12"/>
      <text:p text:style-name="P12"/>
      <text:p text:style-name="P12"/>
      <text:p text:style-name="P12"><text:soft-page-break/>6. Dodajemy metodę do przełączania się między wersjami językowymi</text:p>
      <text:p text:style-name="P12"/>
      <text:p text:style-name="P12">//src/Ens/JobeetBundle/Controller/DefaultController.php</text:p>
      <text:p text:style-name="P12"/>
      <text:p text:style-name="P19">&lt;?php</text:p>
      <text:p text:style-name="P4"/>
      <text:p text:style-name="P18">namespace Ens\JobeetBundle\Controller;</text:p>
      <text:p text:style-name="P4"/>
      <text:p text:style-name="P4"><text:span text:style-name="T6">use </text:span><text:span text:style-name="T3">Symfony\Bundle\FrameworkBundle\Controller\Controller;</text:span></text:p>
      <text:p text:style-name="P4"><text:span text:style-name="T6">use </text:span><text:span text:style-name="T3">Symfony\Component\Security\Core\SecurityContext;</text:span></text:p>
      <text:p text:style-name="P4"/>
      <text:p text:style-name="P4"><text:span text:style-name="T6">class </text:span><text:span text:style-name="T3">DefaultController </text:span><text:span text:style-name="T6">extends </text:span><text:span text:style-name="T3">Controller</text:span></text:p>
      <text:p text:style-name="P18">{</text:p>
      <text:p text:style-name="P18">...</text:p>
      <text:p text:style-name="P18"><text:s text:c="4"/></text:p>
      <text:p text:style-name="P7"><text:s text:c="4"/><text:span text:style-name="T9">public function </text:span>changeLanguageAction()</text:p>
      <text:p text:style-name="P7"><text:s text:c="4"/>{</text:p>
      <text:p text:style-name="P7"><text:s text:c="8"/>$language = $this-&gt;getRequest()-&gt;get('language');</text:p>
      <text:p text:style-name="P7"><text:s text:c="8"/><text:span text:style-name="T9">return </text:span>$this-&gt;redirect($this-&gt;generateUrl('ens_jobeet_homepage', <text:span text:style-name="T9">array</text:span>('_locale' =&gt; $language)));</text:p>
      <text:p text:style-name="P7"><text:s text:c="4"/>}</text:p>
      <text:p text:style-name="P18"><text:s text:c="4"/></text:p>
      <text:p text:style-name="P18">}</text:p>
      <text:p text:style-name="P12"/>
      <text:p text:style-name="P12">7. Dodanie znaczników w template:</text:p>
      <text:p text:style-name="P12"/>
      <text:p text:style-name="P12">//src/Ens/JobeetBundle/Resources/views/layout.html.twig</text:p>
      <text:p text:style-name="P12"/>
      <text:p text:style-name="P18"><text:span text:style-name="T12">&lt;!</text:span><text:span text:style-name="T15">DOCTYPE</text:span><text:span text:style-name="T8"> </text:span><text:span text:style-name="T12">html&gt;</text:span></text:p>
      <text:p text:style-name="P4"><text:span text:style-name="T10">&lt;</text:span><text:span text:style-name="T13">html</text:span><text:span text:style-name="T10">&gt;</text:span></text:p>
      <text:p text:style-name="P4"><text:span text:style-name="T3"><text:s text:c="2"/></text:span><text:span text:style-name="T10">&lt;</text:span><text:span text:style-name="T13">head</text:span><text:span text:style-name="T10">&gt;</text:span></text:p>
      <text:p text:style-name="P4"><text:span text:style-name="T3"><text:s text:c="4"/></text:span><text:span text:style-name="T10">&lt;</text:span><text:span text:style-name="T13">title</text:span><text:span text:style-name="T10">&gt;</text:span></text:p>
      <text:p text:style-name="P4"><text:span text:style-name="T3"><text:s text:c="6"/></text:span><text:span text:style-name="T18">{%</text:span><text:span text:style-name="T6"> block </text:span><text:span text:style-name="T3">title</text:span><text:span text:style-name="T6"> </text:span><text:span text:style-name="T18">%}</text:span></text:p>
      <text:p text:style-name="P4"><text:span text:style-name="T3"><text:s text:c="8"/></text:span><text:span text:style-name="T1">{%</text:span><text:span text:style-name="T2"> trans </text:span><text:span text:style-name="T1">%}</text:span><text:span text:style-name="T3">Jobeet - Your best job board</text:span><text:span text:style-name="T1">{%</text:span><text:span text:style-name="T2"> endtrans </text:span><text:span text:style-name="T1">%}</text:span></text:p>
      <text:p text:style-name="P4"><text:span text:style-name="T3"><text:s text:c="6"/></text:span><text:span text:style-name="T18">{%</text:span><text:span text:style-name="T6"> endblock </text:span><text:span text:style-name="T18">%}</text:span></text:p>
      <text:p text:style-name="P4"><text:span text:style-name="T3"><text:s text:c="4"/></text:span><text:span text:style-name="T10">&lt;/</text:span><text:span text:style-name="T13">title</text:span><text:span text:style-name="T10">&gt;</text:span></text:p>
      <text:p text:style-name="P4"><text:span text:style-name="T3"><text:s text:c="4"/></text:span><text:span text:style-name="T10">&lt;</text:span><text:span text:style-name="T13">meta</text:span> <text:span text:style-name="T16">http-equiv</text:span><text:span text:style-name="T3">=</text:span><text:span text:style-name="T17">"Content-Type"</text:span> <text:span text:style-name="T16">content</text:span><text:span text:style-name="T3">=</text:span><text:span text:style-name="T17">"text/html; charset=utf-8"</text:span> <text:span text:style-name="T10">/&gt;</text:span></text:p>
      <text:p text:style-name="P4"><text:span text:style-name="T3"><text:s text:c="4"/></text:span><text:span text:style-name="T10">&lt;</text:span><text:span text:style-name="T13">link</text:span> <text:span text:style-name="T16">rel</text:span><text:span text:style-name="T3">=</text:span><text:span text:style-name="T17">"alternate"</text:span> <text:span text:style-name="T16">type</text:span><text:span text:style-name="T3">=</text:span><text:span text:style-name="T17">"application/atom+xml"</text:span> <text:span text:style-name="T16">title</text:span><text:span text:style-name="T3">=</text:span><text:span text:style-name="T17">"Latest Jobs"</text:span> <text:span text:style-name="T16">href</text:span><text:span text:style-name="T3">=</text:span>"<text:span text:style-name="T18">{{</text:span><text:span text:style-name="T6"> </text:span><text:span text:style-name="T3">url</text:span><text:span text:style-name="T19">(</text:span><text:span text:style-name="T7">'ens_job'</text:span><text:span text:style-name="T19">,</text:span><text:span text:style-name="T6"> </text:span><text:span text:style-name="T20">{</text:span><text:span text:style-name="T7">'_format'</text:span><text:span text:style-name="T19">:</text:span><text:span text:style-name="T6"> </text:span><text:span text:style-name="T7">'atom'</text:span><text:span text:style-name="T20">}</text:span><text:span text:style-name="T19">)</text:span><text:span text:style-name="T6"> </text:span><text:span text:style-name="T18">}}</text:span>" <text:span text:style-name="T10">/&gt;</text:span></text:p>
      <text:p text:style-name="P4"><text:span text:style-name="T3"><text:s text:c="4"/></text:span><text:span text:style-name="T18">{%</text:span><text:span text:style-name="T6"> block </text:span><text:span text:style-name="T3">stylesheets</text:span><text:span text:style-name="T6"> </text:span><text:span text:style-name="T18">%}</text:span></text:p>
      <text:p text:style-name="P4"><text:span text:style-name="T3"><text:s text:c="6"/></text:span><text:span text:style-name="T10">&lt;</text:span><text:span text:style-name="T13">link</text:span> <text:span text:style-name="T16">rel</text:span><text:span text:style-name="T3">=</text:span><text:span text:style-name="T17">"stylesheet"</text:span> <text:span text:style-name="T16">href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css/main.css'</text:span><text:span text:style-name="T19">)</text:span><text:span text:style-name="T6"> </text:span><text:span text:style-name="T18">}}</text:span>" <text:span text:style-name="T16">type</text:span><text:span text:style-name="T3">=</text:span><text:span text:style-name="T17">"text/css"</text:span> <text:span text:style-name="T16">media</text:span><text:span text:style-name="T3">=</text:span><text:span text:style-name="T17">"all"</text:span> <text:span text:style-name="T10">/&gt;</text:span></text:p>
      <text:p text:style-name="P4"><text:span text:style-name="T3"><text:s text:c="4"/></text:span><text:span text:style-name="T18">{%</text:span><text:span text:style-name="T6"> endblock </text:span><text:span text:style-name="T18">%}</text:span></text:p>
      <text:p text:style-name="P4"><text:span text:style-name="T3"><text:s text:c="4"/></text:span><text:span text:style-name="T18">{%</text:span><text:span text:style-name="T6"> block </text:span><text:span text:style-name="T3">javascripts</text:span><text:span text:style-name="T6"> </text:span><text:span text:style-name="T18">%}</text:span></text:p>
      <text:p text:style-name="P4"><text:span text:style-name="T3"><text:s text:c="4"/></text:span><text:span text:style-name="T18">{%</text:span><text:span text:style-name="T6"> endblock </text:span><text:span text:style-name="T18">%}</text:span></text:p>
      <text:p text:style-name="P4"><text:span text:style-name="T3"><text:s text:c="4"/></text:span><text:span text:style-name="T10">&lt;</text:span><text:span text:style-name="T13">link</text:span> <text:span text:style-name="T16">rel</text:span><text:span text:style-name="T3">=</text:span><text:span text:style-name="T17">"shortcut icon"</text:span> <text:span text:style-name="T16">href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favicon.ico'</text:span><text:span text:style-name="T19">)</text:span><text:span text:style-name="T6"> </text:span><text:span text:style-name="T18">}}</text:span>" <text:span text:style-name="T10">/&gt;</text:span></text:p>
      <text:p text:style-name="P4"><text:span text:style-name="T3"><text:s text:c="2"/></text:span><text:span text:style-name="T10">&lt;/</text:span><text:span text:style-name="T13">head</text:span><text:span text:style-name="T10">&gt;</text:span></text:p>
      <text:p text:style-name="P4"><text:span text:style-name="T3"><text:s text:c="2"/></text:span><text:span text:style-name="T10">&lt;</text:span><text:span text:style-name="T13">body</text:span><text:span text:style-name="T10">&gt;</text:span></text:p>
      <text:p text:style-name="P4"><text:span text:style-name="T3"><text:s text:c="4"/></text:span><text:span text:style-name="T10">&lt;</text:span><text:span text:style-name="T13">div</text:span> <text:span text:style-name="T16">id</text:span><text:span text:style-name="T3">=</text:span><text:span text:style-name="T17">"container"</text:span><text:span text:style-name="T10">&gt;</text:span></text:p>
      <text:p text:style-name="P4"><text:span text:style-name="T3"><text:s text:c="6"/></text:span><text:span text:style-name="T10">&lt;</text:span><text:span text:style-name="T13">div</text:span> <text:span text:style-name="T16">id</text:span><text:span text:style-name="T3">=</text:span><text:span text:style-name="T17">"header"</text:span><text:span text:style-name="T10">&gt;</text:span></text:p>
      <text:p text:style-name="P4"><text:span text:style-name="T3"><text:s text:c="8"/></text:span><text:span text:style-name="T10">&lt;</text:span><text:span text:style-name="T13">div</text:span> <text:span text:style-name="T16">class</text:span><text:span text:style-name="T3">=</text:span><text:span text:style-name="T17">"content"</text:span><text:span text:style-name="T10">&gt;</text:span></text:p>
      <text:p text:style-name="P4"><text:span text:style-name="T3"><text:s text:c="10"/></text:span><text:span text:style-name="T10">&lt;</text:span><text:span text:style-name="T13">h1</text:span><text:span text:style-name="T10">&gt;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homepage'</text:span><text:span text:style-name="T19">)</text:span><text:span text:style-name="T6"> </text:span><text:span text:style-name="T18">}}</text:span>"<text:span text:style-name="T10">&gt;</text:span></text:p>
      <text:p text:style-name="P4"><text:span text:style-name="T3"><text:s text:c="12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logo.jpg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Jobeet Job Board"</text:span> <text:span text:style-name="T10">/&gt;</text:span></text:p>
      <text:p text:style-name="P4"><text:span text:style-name="T3"><text:s text:c="10"/></text:span><text:span text:style-name="T10">&lt;/</text:span><text:span text:style-name="T13">a</text:span><text:span text:style-name="T10">&gt;&lt;/</text:span><text:span text:style-name="T13">h1</text:span><text:span text:style-name="T10">&gt;</text:span></text:p>
      <text:p text:style-name="P18"><text:s/></text:p>
      <text:p text:style-name="P4"><text:span text:style-name="T3"><text:s text:c="10"/></text:span><text:span text:style-name="T10">&lt;</text:span><text:span text:style-name="T13">div</text:span> <text:span text:style-name="T16">id</text:span><text:span text:style-name="T3">=</text:span><text:span text:style-name="T17">"sub_header"</text:span><text:span text:style-name="T10">&gt;</text:span></text:p>
      <text:p text:style-name="P4"><text:span text:style-name="T3"><text:s text:c="12"/></text:span><text:span text:style-name="T10">&lt;</text:span><text:span text:style-name="T13">div</text:span> <text:span text:style-name="T16">class</text:span><text:span text:style-name="T3">=</text:span><text:span text:style-name="T17">"post"</text:span><text:span text:style-name="T10">&gt;</text:span></text:p>
      <text:p text:style-name="P4"><text:span text:style-name="T3"><text:s text:c="14"/></text:span><text:span text:style-name="T10">&lt;</text:span><text:span text:style-name="T13">h2</text:span><text:span text:style-name="T10">&gt;</text:span><text:span text:style-name="T1">{%</text:span><text:span text:style-name="T2"> trans </text:span><text:span text:style-name="T1">%}</text:span><text:span text:style-name="T3">Ask for people</text:span><text:span text:style-name="T1">{%</text:span><text:span text:style-name="T2"> endtrans </text:span><text:span text:style-name="T1">%}</text:span><text:span text:style-name="T10">&lt;/</text:span><text:span text:style-name="T13">h2</text:span><text:span text:style-name="T10">&gt;</text:span></text:p>
      <text:p text:style-name="P4"><text:span text:style-name="T3"><text:s text:c="14"/></text:span><text:span text:style-name="T10">&lt;</text:span><text:span text:style-name="T13">div</text:span><text:span text:style-name="T10">&gt;</text:span></text:p>
      <text:p text:style-name="P4"><text:span text:style-name="T3"><text:s text:c="16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new'</text:span><text:span text:style-name="T19">)</text:span><text:span text:style-name="T6"> </text:span><text:span text:style-name="T18">}}</text:span>"<text:span text:style-name="T10">&gt;</text:span><text:span text:style-name="T1">{%</text:span><text:span text:style-name="T2"> trans </text:span><text:span text:style-name="T1">%}</text:span><text:span text:style-name="T3">Post a Job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</text:span></text:p>
      <text:p text:style-name="P4"><text:span text:style-name="T3"><text:s text:c="14"/></text:span><text:span text:style-name="T10">&lt;/</text:span><text:span text:style-name="T13">div</text:span><text:span text:style-name="T10">&gt;</text:span></text:p>
      <text:p text:style-name="P4"><text:soft-page-break/><text:span text:style-name="T3"><text:s text:c="12"/></text:span><text:span text:style-name="T10">&lt;/</text:span><text:span text:style-name="T13">div</text:span><text:span text:style-name="T10">&gt;</text:span></text:p>
      <text:p text:style-name="P18"><text:s/></text:p>
      <text:p text:style-name="P4"><text:span text:style-name="T3"><text:s text:c="12"/></text:span><text:span text:style-name="T10">&lt;</text:span><text:span text:style-name="T13">div</text:span> <text:span text:style-name="T16">class</text:span><text:span text:style-name="T3">=</text:span><text:span text:style-name="T17">"search"</text:span><text:span text:style-name="T10">&gt;</text:span></text:p>
      <text:p text:style-name="P4"><text:span text:style-name="T3"><text:s text:c="14"/></text:span><text:span text:style-name="T10">&lt;</text:span><text:span text:style-name="T13">h2</text:span><text:span text:style-name="T10">&gt;</text:span><text:span text:style-name="T1">{%</text:span><text:span text:style-name="T2"> trans </text:span><text:span text:style-name="T1">%}</text:span><text:span text:style-name="T3">Ask for a job</text:span><text:span text:style-name="T1">{%</text:span><text:span text:style-name="T2"> endtrans </text:span><text:span text:style-name="T1">%}</text:span><text:span text:style-name="T10">&lt;/</text:span><text:span text:style-name="T13">h2</text:span><text:span text:style-name="T10">&gt;</text:span></text:p>
      <text:p text:style-name="P4"><text:span text:style-name="T3"><text:s text:c="14"/></text:span><text:span text:style-name="T10">&lt;</text:span><text:span text:style-name="T13">form</text:span> <text:span text:style-name="T16">action</text:span><text:span text:style-name="T3">=</text:span><text:span text:style-name="T17">""</text:span> <text:span text:style-name="T16">method</text:span><text:span text:style-name="T3">=</text:span><text:span text:style-name="T17">"get"</text:span><text:span text:style-name="T10">&gt;</text:span></text:p>
      <text:p text:style-name="P4"><text:span text:style-name="T3"><text:s text:c="16"/></text:span><text:span text:style-name="T10">&lt;</text:span><text:span text:style-name="T13">input</text:span> <text:span text:style-name="T16">type</text:span><text:span text:style-name="T3">=</text:span><text:span text:style-name="T17">"text"</text:span> <text:span text:style-name="T16">name</text:span><text:span text:style-name="T3">=</text:span><text:span text:style-name="T17">"keywords"</text:span> <text:span text:style-name="T16">id</text:span><text:span text:style-name="T3">=</text:span><text:span text:style-name="T17">"search_keywords"</text:span> <text:span text:style-name="T10">/&gt;</text:span></text:p>
      <text:p text:style-name="P4"><text:span text:style-name="T3"><text:s text:c="16"/></text:span><text:span text:style-name="T10">&lt;</text:span><text:span text:style-name="T13">input</text:span> <text:span text:style-name="T16">type</text:span><text:span text:style-name="T3">=</text:span><text:span text:style-name="T17">"submit"</text:span> <text:span text:style-name="T16">value</text:span><text:span text:style-name="T3">=</text:span><text:span text:style-name="T17">"search"</text:span> <text:span text:style-name="T10">/&gt;</text:span></text:p>
      <text:p text:style-name="P4"><text:span text:style-name="T3"><text:s text:c="16"/></text:span><text:span text:style-name="T10">&lt;</text:span><text:span text:style-name="T13">div</text:span> <text:span text:style-name="T16">class</text:span><text:span text:style-name="T3">=</text:span><text:span text:style-name="T17">"help"</text:span><text:span text:style-name="T10">&gt;</text:span></text:p>
      <text:p text:style-name="P4"><text:span text:style-name="T3"><text:s text:c="18"/></text:span><text:span text:style-name="T1">{%</text:span><text:span text:style-name="T2"> trans </text:span><text:span text:style-name="T1">%}</text:span><text:span text:style-name="T3">Enter some keywords (city, country, position, ...)</text:span><text:span text:style-name="T1">{%</text:span><text:span text:style-name="T2"> endtrans </text:span><text:span text:style-name="T1">%}</text:span></text:p>
      <text:p text:style-name="P4"><text:span text:style-name="T3"><text:s text:c="16"/></text:span><text:span text:style-name="T10">&lt;/</text:span><text:span text:style-name="T13">div</text:span><text:span text:style-name="T10">&gt;</text:span></text:p>
      <text:p text:style-name="P4"><text:span text:style-name="T3"><text:s text:c="14"/></text:span><text:span text:style-name="T10">&lt;/</text:span><text:span text:style-name="T13">form</text:span><text:span text:style-name="T10">&gt;</text:span></text:p>
      <text:p text:style-name="P4"><text:span text:style-name="T3"><text:s text:c="12"/></text:span><text:span text:style-name="T10">&lt;/</text:span><text:span text:style-name="T13">div</text:span><text:span text:style-name="T10">&gt;</text:span></text:p>
      <text:p text:style-name="P4"><text:span text:style-name="T3"><text:s text:c="10"/></text:span><text:span text:style-name="T10">&lt;/</text:span><text:span text:style-name="T13">div</text:span><text:span text:style-name="T10">&gt;</text:span></text:p>
      <text:p text:style-name="P4"><text:span text:style-name="T3"><text:s text:c="8"/></text:span><text:span text:style-name="T10">&lt;/</text:span><text:span text:style-name="T13">div</text:span><text:span text:style-name="T10">&gt;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18"><text:s text:c="6"/></text:p>
      <text:p text:style-name="P4"><text:span text:style-name="T3"><text:s text:c="6"/></text:span><text:span text:style-name="T10">&lt;</text:span><text:span text:style-name="T13">div</text:span> <text:span text:style-name="T16">id</text:span><text:span text:style-name="T3">=</text:span><text:span text:style-name="T17">"job_history"</text:span><text:span text:style-name="T10">&gt;</text:span></text:p>
      <text:p text:style-name="P4"><text:span text:style-name="T3"><text:s text:c="10"/></text:span><text:span text:style-name="T1">{%</text:span><text:span text:style-name="T2"> trans </text:span><text:span text:style-name="T1">%}</text:span><text:span text:style-name="T3">Recent viewed jobs:</text:span><text:span text:style-name="T1">{%</text:span><text:span text:style-name="T2"> endtrans </text:span><text:span text:style-name="T1">%}</text:span></text:p>
      <text:p text:style-name="P4"><text:span text:style-name="T3"><text:s text:c="10"/></text:span><text:span text:style-name="T10">&lt;</text:span><text:span text:style-name="T13">ul</text:span><text:span text:style-name="T10">&gt;</text:span></text:p>
      <text:p text:style-name="P4"><text:span text:style-name="T3"><text:tab/><text:tab/> <text:s text:c="5"/></text:span><text:span text:style-name="T18">{%</text:span><text:span text:style-name="T6"> for </text:span><text:span text:style-name="T3">job</text:span><text:span text:style-name="T6"> in </text:span><text:span text:style-name="T3">app</text:span><text:span text:style-name="T19">.</text:span><text:span text:style-name="T3">session</text:span><text:span text:style-name="T19">.</text:span><text:span text:style-name="T3">get</text:span><text:span text:style-name="T19">(</text:span><text:span text:style-name="T7">'job_history'</text:span><text:span text:style-name="T19">)</text:span><text:span text:style-name="T6"> </text:span><text:span text:style-name="T18">%}</text:span></text:p>
      <text:p text:style-name="P4"><text:span text:style-name="T3"><text:tab/><text:tab/> <text:s text:c="9"/></text:span><text:span text:style-name="T10">&lt;</text:span><text:span text:style-name="T13">li</text:span><text:span text:style-name="T10">&gt;</text:span></text:p>
      <text:p text:style-name="P4"><text:span text:style-name="T3"><text:tab/><text:tab/> <text:s text:c="13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show'</text:span><text:span text:style-name="T19">,</text:span><text:span text:style-name="T6"> </text:span><text:span text:style-name="T20">{</text:span><text:span text:style-name="T6"> </text:span><text:span text:style-name="T7">'id'</text:span><text:span text:style-name="T19">:</text:span><text:span text:style-name="T6"> </text:span><text:span text:style-name="T3">job</text:span><text:span text:style-name="T19">.</text:span><text:span text:style-name="T3">id</text:span><text:span text:style-name="T19">,</text:span><text:span text:style-name="T6"> </text:span><text:span text:style-name="T7">'company'</text:span><text:span text:style-name="T19">:</text:span><text:span text:style-name="T6"> </text:span><text:span text:style-name="T3">job</text:span><text:span text:style-name="T19">.</text:span><text:span text:style-name="T3">companyslug</text:span><text:span text:style-name="T19">,</text:span><text:span text:style-name="T6"> </text:span><text:span text:style-name="T7">'location'</text:span><text:span text:style-name="T19">:</text:span><text:span text:style-name="T6"> </text:span><text:span text:style-name="T3">job</text:span><text:span text:style-name="T19">.</text:span><text:span text:style-name="T3">locationslug</text:span><text:span text:style-name="T19">,</text:span><text:span text:style-name="T6"> </text:span><text:span text:style-name="T7">'position'</text:span><text:span text:style-name="T19">:</text:span><text:span text:style-name="T6"> </text:span><text:span text:style-name="T3">job</text:span><text:span text:style-name="T19">.</text:span><text:span text:style-name="T3">positionslug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text:span text:style-name="T18">{{</text:span><text:span text:style-name="T6"> </text:span><text:span text:style-name="T3">job</text:span><text:span text:style-name="T19">.</text:span><text:span text:style-name="T3">position</text:span><text:span text:style-name="T6"> </text:span><text:span text:style-name="T18">}}</text:span><text:span text:style-name="T3"> - </text:span><text:span text:style-name="T18">{{</text:span><text:span text:style-name="T6"> </text:span><text:span text:style-name="T3">job</text:span><text:span text:style-name="T19">.</text:span><text:span text:style-name="T3">company</text:span><text:span text:style-name="T6"> </text:span><text:span text:style-name="T18">}}</text:span><text:span text:style-name="T10">&lt;/</text:span><text:span text:style-name="T13">a</text:span><text:span text:style-name="T10">&gt;</text:span></text:p>
      <text:p text:style-name="P4"><text:span text:style-name="T3"><text:tab/><text:tab/> <text:s text:c="9"/></text:span><text:span text:style-name="T10">&lt;/</text:span><text:span text:style-name="T13">li</text:span><text:span text:style-name="T10">&gt;</text:span></text:p>
      <text:p text:style-name="P4"><text:span text:style-name="T3"><text:tab/><text:tab/> <text:s text:c="5"/></text:span><text:span text:style-name="T18">{%</text:span><text:span text:style-name="T6"> endfor </text:span><text:span text:style-name="T18">%}</text:span></text:p>
      <text:p text:style-name="P4"><text:span text:style-name="T3"><text:s text:c="10"/></text:span><text:span text:style-name="T10">&lt;/</text:span><text:span text:style-name="T13">ul</text:span><text:span text:style-name="T10">&gt;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div</text:span> <text:span text:style-name="T16">id</text:span><text:span text:style-name="T3">=</text:span><text:span text:style-name="T17">"content"</text:span><text:span text:style-name="T10">&gt;</text:span></text:p>
      <text:p text:style-name="P4"><text:span text:style-name="T3"><text:s text:c="8"/></text:span><text:span text:style-name="T18">{%</text:span><text:span text:style-name="T6"> if </text:span><text:span text:style-name="T3">app</text:span><text:span text:style-name="T19">.</text:span><text:span text:style-name="T3">session</text:span><text:span text:style-name="T19">.</text:span><text:span text:style-name="T3">hasFlash</text:span><text:span text:style-name="T19">(</text:span><text:span text:style-name="T7">'notice'</text:span><text:span text:style-name="T19">)</text:span><text:span text:style-name="T6"> </text:span><text:span text:style-name="T18">%}</text:span></text:p>
      <text:p text:style-name="P4"><text:span text:style-name="T3"><text:s text:c="10"/></text:span><text:span text:style-name="T10">&lt;</text:span><text:span text:style-name="T13">div</text:span> <text:span text:style-name="T16">class</text:span><text:span text:style-name="T3">=</text:span><text:span text:style-name="T17">"flash_notice"</text:span><text:span text:style-name="T10">&gt;</text:span></text:p>
      <text:p text:style-name="P4"><text:span text:style-name="T3"><text:s text:c="12"/></text:span><text:span text:style-name="T18">{{</text:span><text:span text:style-name="T6"> </text:span><text:span text:style-name="T3">app</text:span><text:span text:style-name="T19">.</text:span><text:span text:style-name="T3">session</text:span><text:span text:style-name="T19">.</text:span><text:span text:style-name="T3">flash</text:span><text:span text:style-name="T19">(</text:span><text:span text:style-name="T7">'notice'</text:span><text:span text:style-name="T19">)</text:span><text:span text:style-name="T6"> </text:span><text:span text:style-name="T18">}}</text:span></text:p>
      <text:p text:style-name="P4"><text:span text:style-name="T3"><text:s text:c="10"/></text:span><text:span text:style-name="T10">&lt;/</text:span><text:span text:style-name="T13">div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18"><text:s/></text:p>
      <text:p text:style-name="P4"><text:span text:style-name="T3"><text:s text:c="8"/></text:span><text:span text:style-name="T18">{%</text:span><text:span text:style-name="T6"> if </text:span><text:span text:style-name="T3">app</text:span><text:span text:style-name="T19">.</text:span><text:span text:style-name="T3">session</text:span><text:span text:style-name="T19">.</text:span><text:span text:style-name="T3">hasFlash</text:span><text:span text:style-name="T19">(</text:span><text:span text:style-name="T7">'error'</text:span><text:span text:style-name="T19">)</text:span><text:span text:style-name="T6"> </text:span><text:span text:style-name="T18">%}</text:span></text:p>
      <text:p text:style-name="P4"><text:span text:style-name="T3"><text:s text:c="10"/></text:span><text:span text:style-name="T10">&lt;</text:span><text:span text:style-name="T13">div</text:span> <text:span text:style-name="T16">class</text:span><text:span text:style-name="T3">=</text:span><text:span text:style-name="T17">"flash_error"</text:span><text:span text:style-name="T10">&gt;</text:span></text:p>
      <text:p text:style-name="P4"><text:span text:style-name="T3"><text:s text:c="12"/></text:span><text:span text:style-name="T18">{{</text:span><text:span text:style-name="T6"> </text:span><text:span text:style-name="T3">app</text:span><text:span text:style-name="T19">.</text:span><text:span text:style-name="T3">session</text:span><text:span text:style-name="T19">.</text:span><text:span text:style-name="T3">flash</text:span><text:span text:style-name="T19">(</text:span><text:span text:style-name="T7">'error'</text:span><text:span text:style-name="T19">)</text:span><text:span text:style-name="T6"> </text:span><text:span text:style-name="T18">}}</text:span></text:p>
      <text:p text:style-name="P4"><text:span text:style-name="T3"><text:s text:c="10"/></text:span><text:span text:style-name="T10">&lt;/</text:span><text:span text:style-name="T13">div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18"><text:s/></text:p>
      <text:p text:style-name="P4"><text:span text:style-name="T3"><text:s text:c="8"/></text:span><text:span text:style-name="T10">&lt;</text:span><text:span text:style-name="T13">div</text:span> <text:span text:style-name="T16">class</text:span><text:span text:style-name="T3">=</text:span><text:span text:style-name="T17">"content"</text:span><text:span text:style-name="T10">&gt;</text:span></text:p>
      <text:p text:style-name="P4"><text:span text:style-name="T3"><text:s text:c="12"/></text:span><text:span text:style-name="T18">{%</text:span><text:span text:style-name="T6"> block </text:span><text:span text:style-name="T3">content</text:span><text:span text:style-name="T6"> </text:span><text:span text:style-name="T18">%}</text:span></text:p>
      <text:p text:style-name="P4"><text:span text:style-name="T3"><text:s text:c="12"/></text:span><text:span text:style-name="T18">{%</text:span><text:span text:style-name="T6"> endblock </text:span><text:span text:style-name="T18">%}</text:span></text:p>
      <text:p text:style-name="P4"><text:span text:style-name="T3"><text:s text:c="8"/></text:span><text:span text:style-name="T10">&lt;/</text:span><text:span text:style-name="T13">div</text:span><text:span text:style-name="T10">&gt;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div</text:span> <text:span text:style-name="T16">id</text:span><text:span text:style-name="T3">=</text:span><text:span text:style-name="T17">"footer"</text:span><text:span text:style-name="T10">&gt;</text:span></text:p>
      <text:p text:style-name="P4"><text:span text:style-name="T3"><text:s text:c="8"/></text:span><text:span text:style-name="T10">&lt;</text:span><text:span text:style-name="T13">div</text:span> <text:span text:style-name="T16">class</text:span><text:span text:style-name="T3">=</text:span><text:span text:style-name="T17">"content"</text:span><text:span text:style-name="T10">&gt;</text:span></text:p>
      <text:p text:style-name="P4"><text:span text:style-name="T3"><text:s text:c="10"/></text:span><text:span text:style-name="T10">&lt;</text:span><text:span text:style-name="T13">span</text:span> <text:span text:style-name="T16">class</text:span><text:span text:style-name="T3">=</text:span><text:span text:style-name="T17">"symfony"</text:span><text:span text:style-name="T10">&gt;</text:span></text:p>
      <text:p text:style-name="P4"><text:span text:style-name="T3"><text:s text:c="12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jobeet-mini.png'</text:span><text:span text:style-name="T19">)</text:span><text:span text:style-name="T6"> </text:span><text:span text:style-name="T18">}}</text:span>" <text:span text:style-name="T10">/&gt;</text:span></text:p>
      <text:p text:style-name="P4"><text:span text:style-name="T3"><text:s text:c="12"/>powered by </text:span><text:span text:style-name="T10">&lt;</text:span><text:span text:style-name="T13">a</text:span> <text:span text:style-name="T16">href</text:span><text:span text:style-name="T3">=</text:span><text:span text:style-name="T17">"http://www.symfony.com/"</text:span><text:span text:style-name="T10">&gt;</text:span></text:p>
      <text:p text:style-name="P4"><text:span text:style-name="T3"><text:s text:c="14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symfony.gif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symfony framework"</text:span> <text:span text:style-name="T10">/&gt;</text:span></text:p>
      <text:p text:style-name="P4"><text:span text:style-name="T3"><text:s text:c="12"/></text:span><text:span text:style-name="T10">&lt;/</text:span><text:span text:style-name="T13">a</text:span><text:span text:style-name="T10">&gt;</text:span></text:p>
      <text:p text:style-name="P4"><text:span text:style-name="T3"><text:s text:c="10"/></text:span><text:span text:style-name="T10">&lt;/</text:span><text:span text:style-name="T13">span</text:span><text:span text:style-name="T10">&gt;</text:span></text:p>
      <text:p text:style-name="P4"><text:span text:style-name="T3"><text:s text:c="10"/></text:span><text:span text:style-name="T10">&lt;</text:span><text:span text:style-name="T13">ul</text:span><text:span text:style-name="T10">&gt;</text:span></text:p>
      <text:p text:style-name="P4"><text:span text:style-name="T3"><text:s text:c="12"/></text:span><text:span text:style-name="T10">&lt;</text:span><text:span text:style-name="T13">li</text:span><text:span text:style-name="T10">&gt;&lt;</text:span><text:span text:style-name="T13">a</text:span> <text:span text:style-name="T16">href</text:span><text:span text:style-name="T3">=</text:span><text:span text:style-name="T17">""</text:span><text:span text:style-name="T10">&gt;</text:span><text:span text:style-name="T1">{%</text:span><text:span text:style-name="T2"> trans </text:span><text:span text:style-name="T1">%}</text:span><text:span text:style-name="T3">About Jobeet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&lt;/</text:span><text:span text:style-name="T13">li</text:span><text:span text:style-name="T10">&gt;</text:span></text:p>
      <text:p text:style-name="P4"><text:span text:style-name="T3"><text:s text:c="12"/></text:span><text:span text:style-name="T10">&lt;</text:span><text:span text:style-name="T13">li</text:span> <text:span text:style-name="T16">class</text:span><text:span text:style-name="T3">=</text:span><text:span text:style-name="T17">"feed"</text:span><text:span text:style-name="T10">&gt;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'</text:span><text:span text:style-name="T19">,</text:span><text:span text:style-name="T6"> </text:span><text:span text:style-name="T20">{</text:span><text:span text:style-name="T7">'_format'</text:span><text:span text:style-name="T19">:</text:span><text:span text:style-name="T6"> </text:span><text:span text:style-name="T7">'atom'</text:span><text:span text:style-name="T20">}</text:span><text:span text:style-name="T19">)</text:span><text:span text:style-name="T6"> </text:span><text:span text:style-name="T18">}}</text:span>"<text:span text:style-name="T10">&gt;</text:span><text:span text:style-name="T1">{%</text:span><text:span text:style-name="T2"> trans </text:span><text:span text:style-name="T1">%}</text:span><text:span text:style-name="T3">Full feed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&lt;/</text:span><text:span text:style-name="T13">li</text:span><text:span text:style-name="T10">&gt;</text:span></text:p>
      <text:p text:style-name="P4"><text:span text:style-name="T3"><text:s text:c="12"/></text:span><text:span text:style-name="T10">&lt;</text:span><text:span text:style-name="T13">li</text:span><text:span text:style-name="T10">&gt;&lt;</text:span><text:span text:style-name="T13">a</text:span> <text:span text:style-name="T16">href</text:span><text:span text:style-name="T3">=</text:span><text:span text:style-name="T17">""</text:span><text:span text:style-name="T10">&gt;</text:span><text:span text:style-name="T1">{%</text:span><text:span text:style-name="T2"> trans </text:span><text:span text:style-name="T1">%}</text:span><text:span text:style-name="T3">Jobeet API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&lt;/</text:span><text:span text:style-name="T13">li</text:span><text:span text:style-name="T10">&gt;</text:span></text:p>
      <text:p text:style-name="P4"><text:soft-page-break/><text:span text:style-name="T3"><text:s text:c="12"/></text:span><text:span text:style-name="T10">&lt;</text:span><text:span text:style-name="T13">li</text:span> <text:span text:style-name="T16">class</text:span><text:span text:style-name="T3">=</text:span><text:span text:style-name="T17">"last"</text:span><text:span text:style-name="T10">&gt;&lt;</text:span><text:span text:style-name="T13">a</text:span> <text:span text:style-name="T16">href</text:span><text:span text:style-name="T3">=</text:span><text:span text:style-name="T17">""</text:span><text:span text:style-name="T10">&gt;</text:span><text:span text:style-name="T1">{%</text:span><text:span text:style-name="T2"> trans </text:span><text:span text:style-name="T1">%}Become an affiliate{%</text:span><text:span text:style-name="T2"> endtrans </text:span><text:span text:style-name="T1">%}</text:span><text:span text:style-name="T10">&lt;/</text:span><text:span text:style-name="T13">a</text:span><text:span text:style-name="T10">&gt;&lt;/</text:span><text:span text:style-name="T13">li</text:span><text:span text:style-name="T10">&gt;</text:span></text:p>
      <text:p text:style-name="P4"><text:span text:style-name="T3"><text:s text:c="10"/></text:span><text:span text:style-name="T10">&lt;/</text:span><text:span text:style-name="T13">ul</text:span><text:span text:style-name="T10">&gt;</text:span></text:p>
      <text:p text:style-name="P4"><text:span text:style-name="T3"><text:s text:c="10"/></text:span><text:span text:style-name="T10">&lt;</text:span><text:span text:style-name="T13">form</text:span> <text:span text:style-name="T16">action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hangeLanguage'</text:span><text:span text:style-name="T19">)</text:span><text:span text:style-name="T6"> </text:span><text:span text:style-name="T18">}}</text:span>" <text:span text:style-name="T16">method</text:span><text:span text:style-name="T3">=</text:span><text:span text:style-name="T17">"get"</text:span><text:span text:style-name="T10">&gt;</text:span></text:p>
      <text:p text:style-name="P4"><text:span text:style-name="T3"><text:s text:c="12"/></text:span><text:span text:style-name="T10">&lt;</text:span><text:span text:style-name="T13">label</text:span><text:span text:style-name="T10">&gt;</text:span><text:span text:style-name="T1">{%</text:span><text:span text:style-name="T2"> trans </text:span><text:span text:style-name="T1">%}</text:span><text:span text:style-name="T3">Language</text:span><text:span text:style-name="T1">{%</text:span><text:span text:style-name="T2"> endtrans </text:span><text:span text:style-name="T1">%}</text:span><text:span text:style-name="T10">&lt;/</text:span><text:span text:style-name="T13">label</text:span><text:span text:style-name="T10">&gt;</text:span></text:p>
      <text:p text:style-name="P4"><text:span text:style-name="T3"><text:s text:c="14"/></text:span><text:span text:style-name="T10">&lt;</text:span><text:span text:style-name="T13">select</text:span> <text:span text:style-name="T16">name</text:span><text:span text:style-name="T3">=</text:span><text:span text:style-name="T17">"language"</text:span><text:span text:style-name="T10">&gt;</text:span></text:p>
      <text:p text:style-name="P4"><text:span text:style-name="T3"><text:s text:c="16"/></text:span><text:span text:style-name="T10">&lt;</text:span><text:span text:style-name="T13">option</text:span> <text:span text:style-name="T16">value</text:span><text:span text:style-name="T3">=</text:span><text:span text:style-name="T17">"en"</text:span><text:span text:style-name="T18"> {% </text:span><text:span text:style-name="T6">if </text:span><text:span text:style-name="T3">app</text:span><text:span text:style-name="T19">.</text:span><text:span text:style-name="T3">request</text:span><text:span text:style-name="T19">.</text:span><text:span text:style-name="T3">get</text:span><text:span text:style-name="T19">(</text:span><text:span text:style-name="T7">'_locale'</text:span><text:span text:style-name="T19">)</text:span><text:span text:style-name="T6"> </text:span><text:span text:style-name="T19">==</text:span><text:span text:style-name="T6"> </text:span><text:span text:style-name="T7">'en'</text:span><text:span text:style-name="T6"> </text:span><text:span text:style-name="T18">%}</text:span><text:span text:style-name="T3">selected="selected"</text:span><text:span text:style-name="T18">{%</text:span><text:span text:style-name="T6"> endif </text:span><text:span text:style-name="T18">%}</text:span><text:span text:style-name="T3">&gt;English</text:span><text:span text:style-name="T10">&lt;/</text:span><text:span text:style-name="T13">option</text:span><text:span text:style-name="T10">&gt;</text:span></text:p>
      <text:p text:style-name="P4"><text:span text:style-name="T3"><text:s text:c="16"/></text:span><text:span text:style-name="T10">&lt;</text:span><text:span text:style-name="T13">option</text:span> <text:span text:style-name="T16">value</text:span><text:span text:style-name="T3">=</text:span><text:span text:style-name="T17">"fr"</text:span><text:span text:style-name="T18"> {% </text:span><text:span text:style-name="T6">if </text:span><text:span text:style-name="T3">app</text:span><text:span text:style-name="T19">.</text:span><text:span text:style-name="T3">request</text:span><text:span text:style-name="T19">.</text:span><text:span text:style-name="T3">get</text:span><text:span text:style-name="T19">(</text:span><text:span text:style-name="T7">'_locale'</text:span><text:span text:style-name="T19">)</text:span><text:span text:style-name="T6"> </text:span><text:span text:style-name="T19">==</text:span><text:span text:style-name="T6"> </text:span><text:span text:style-name="T7">'fr'</text:span><text:span text:style-name="T6"> </text:span><text:span text:style-name="T18">%}</text:span><text:span text:style-name="T3">selected="selected"</text:span><text:span text:style-name="T18">{%</text:span><text:span text:style-name="T6"> endif </text:span><text:span text:style-name="T18">%}</text:span><text:span text:style-name="T3">&gt;French</text:span><text:span text:style-name="T10">&lt;/</text:span><text:span text:style-name="T13">option</text:span><text:span text:style-name="T10">&gt;</text:span></text:p>
      <text:p text:style-name="P4"><text:span text:style-name="T3"><text:s text:c="14"/></text:span><text:span text:style-name="T10">&lt;/</text:span><text:span text:style-name="T13">select</text:span><text:span text:style-name="T10">&gt;</text:span></text:p>
      <text:p text:style-name="P4"><text:span text:style-name="T3"><text:s text:c="12"/></text:span><text:span text:style-name="T10">&lt;</text:span><text:span text:style-name="T13">input</text:span> <text:span text:style-name="T16">type</text:span><text:span text:style-name="T3">=</text:span><text:span text:style-name="T17">"submit"</text:span> <text:span text:style-name="T16">value</text:span><text:span text:style-name="T3">=</text:span><text:span text:style-name="T17">"Ok"</text:span><text:span text:style-name="T10">&gt;</text:span><text:span text:style-name="T3"> </text:span></text:p>
      <text:p text:style-name="P4"><text:span text:style-name="T3"><text:s text:c="10"/></text:span><text:span text:style-name="T10">&lt;/</text:span><text:span text:style-name="T13">form</text:span><text:span text:style-name="T10">&gt;</text:span></text:p>
      <text:p text:style-name="P4"><text:span text:style-name="T3"><text:s text:c="8"/></text:span><text:span text:style-name="T10">&lt;/</text:span><text:span text:style-name="T13">div</text:span><text:span text:style-name="T10">&gt;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4"><text:span text:style-name="T3"><text:s text:c="4"/></text:span><text:span text:style-name="T10">&lt;/</text:span><text:span text:style-name="T13">div</text:span><text:span text:style-name="T10">&gt;</text:span></text:p>
      <text:p text:style-name="P4"><text:span text:style-name="T3"><text:s text:c="2"/></text:span><text:span text:style-name="T10">&lt;/</text:span><text:span text:style-name="T13">body</text:span><text:span text:style-name="T10">&gt;</text:span></text:p>
      <text:p text:style-name="P5"><text:span text:style-name="T11">&lt;/</text:span><text:span text:style-name="T14">html</text:span><text:span text:style-name="T11">&gt;</text:span></text:p>
      <text:p text:style-name="P12"/>
      <text:p text:style-name="P12">8. Dodanie pliku xml z tłumaczeniem</text:p>
      <text:p text:style-name="P12"/>
      <text:p text:style-name="P12">//src/Ens/JobeetBundle/Resources/translations/messages.fr.xlf</text:p>
      <text:p text:style-name="P12"/>
      <text:p text:style-name="P10">&lt;?xml version="1.0"?&gt;</text:p>
      <text:p text:style-name="P4">&lt;xliff version="1.2" xmlns="urn:oasis:names:tc:xliff:document:1.2"&gt;</text:p>
      <text:p text:style-name="P4"><text:s text:c="4"/>&lt;file source-language="en" datatype="plaintext" original="file.ext"&gt;</text:p>
      <text:p text:style-name="P4"><text:s text:c="8"/><text:span text:style-name="T1">&lt;body&gt;</text:span></text:p>
      <text:p text:style-name="P7"><text:s text:c="12"/>&lt;trans-unit id="1"&gt;</text:p>
      <text:p text:style-name="P7"><text:s text:c="16"/>&lt;source&gt;Jobeet - Your best job board&lt;/source&gt;</text:p>
      <text:p text:style-name="P7"><text:s text:c="16"/>&lt;target&gt;Jobeet - Les meilleurs offres d'emplois&lt;/target&gt;</text:p>
      <text:p text:style-name="P7"><text:s text:c="12"/>&lt;/trans-unit&gt;</text:p>
      <text:p text:style-name="P7"><text:s text:c="12"/>&lt;trans-unit id="2"&gt;</text:p>
      <text:p text:style-name="P7"><text:s text:c="16"/>&lt;source&gt;Enter some keywords (city, country, position, ...)&lt;/source&gt;</text:p>
      <text:p text:style-name="P7"><text:s text:c="16"/>&lt;target&gt;Entre des mots cle (ville, pays, position, ...)&lt;/target&gt;</text:p>
      <text:p text:style-name="P7"><text:s text:c="12"/>&lt;/trans-unit&gt;</text:p>
      <text:p text:style-name="P7"><text:s text:c="12"/>&lt;trans-unit id="3"&gt;</text:p>
      <text:p text:style-name="P7"><text:s text:c="16"/>&lt;source&gt;Recent viewed jobs:&lt;/source&gt;</text:p>
      <text:p text:style-name="P7"><text:s text:c="16"/>&lt;target&gt;Dernier emplois vus:&lt;/target&gt;</text:p>
      <text:p text:style-name="P7"><text:s text:c="12"/>&lt;/trans-unit&gt;</text:p>
      <text:p text:style-name="P7"><text:s text:c="12"/>&lt;trans-unit id="4"&gt;</text:p>
      <text:p text:style-name="P7"><text:s text:c="16"/>&lt;source&gt;About Jobeet&lt;/source&gt;</text:p>
      <text:p text:style-name="P7"><text:s text:c="16"/>&lt;target&gt;Apropos de Jobeet&lt;/target&gt;</text:p>
      <text:p text:style-name="P7"><text:s text:c="12"/>&lt;/trans-unit&gt;</text:p>
      <text:p text:style-name="P7"><text:s text:c="12"/>&lt;trans-unit id="5"&gt;</text:p>
      <text:p text:style-name="P7"><text:s text:c="16"/>&lt;source&gt;Become an affiliate&lt;/source&gt;</text:p>
      <text:p text:style-name="P7"><text:s text:c="16"/>&lt;target&gt;Devenir un affilie&lt;/target&gt;</text:p>
      <text:p text:style-name="P7"><text:s text:c="12"/>&lt;/trans-unit&gt;</text:p>
      <text:p text:style-name="P7"><text:s text:c="12"/>&lt;trans-unit id="6"&gt;</text:p>
      <text:p text:style-name="P7"><text:s text:c="16"/>&lt;source&gt;and %count% more...&lt;/source&gt;</text:p>
      <text:p text:style-name="P7"><text:s text:c="16"/>&lt;target&gt;et %count%</text:p>
      <text:p text:style-name="P7"><text:s text:c="24"/>autres...&lt;/target&gt;</text:p>
      <text:p text:style-name="P7"><text:s text:c="12"/>&lt;/trans-unit&gt;</text:p>
      <text:p text:style-name="P7"><text:s text:c="12"/>&lt;trans-unit id="7"&gt;</text:p>
      <text:p text:style-name="P7"><text:s text:c="16"/>&lt;source&gt;Language&lt;/source&gt;</text:p>
      <text:p text:style-name="P7"><text:s text:c="16"/>&lt;target&gt;Langue&lt;/target&gt;</text:p>
      <text:p text:style-name="P7"><text:s text:c="12"/>&lt;/trans-unit&gt;</text:p>
      <text:p text:style-name="P7"><text:s text:c="12"/>&lt;trans-unit id="8"&gt;</text:p>
      <text:p text:style-name="P7"><text:s text:c="16"/>&lt;source&gt;Publish&lt;/source&gt;</text:p>
      <text:p text:style-name="P7"><text:s text:c="16"/>&lt;target&gt;Publier&lt;/target&gt;</text:p>
      <text:p text:style-name="P7"><text:s text:c="12"/>&lt;/trans-unit&gt;</text:p>
      <text:p text:style-name="P7"><text:s text:c="12"/>&lt;trans-unit id="9"&gt;</text:p>
      <text:p text:style-name="P7"><text:s text:c="16"/>&lt;source&gt;Edit&lt;/source&gt;</text:p>
      <text:p text:style-name="P7"><text:s text:c="16"/>&lt;target&gt;Editer&lt;/target&gt;</text:p>
      <text:p text:style-name="P7"><text:soft-page-break/><text:s text:c="12"/>&lt;/trans-unit&gt;</text:p>
      <text:p text:style-name="P7"><text:s text:c="12"/>&lt;trans-unit id="10"&gt;</text:p>
      <text:p text:style-name="P7"><text:s text:c="16"/>&lt;source&gt;Are you sure?&lt;/source&gt;</text:p>
      <text:p text:style-name="P7"><text:s text:c="16"/>&lt;target&gt;Etes-vous sur?&lt;/target&gt;</text:p>
      <text:p text:style-name="P7"><text:s text:c="12"/>&lt;/trans-unit&gt;</text:p>
      <text:p text:style-name="P7"><text:s text:c="12"/>&lt;trans-unit id="11"&gt;</text:p>
      <text:p text:style-name="P7"><text:s text:c="16"/>&lt;source&gt;Delete&lt;/source&gt;</text:p>
      <text:p text:style-name="P7"><text:s text:c="16"/>&lt;target&gt;Supprimer&lt;/target&gt;</text:p>
      <text:p text:style-name="P7"><text:s text:c="12"/>&lt;/trans-unit&gt;</text:p>
      <text:p text:style-name="P7"><text:s text:c="12"/>&lt;trans-unit id="12"&gt;</text:p>
      <text:p text:style-name="P7"><text:s text:c="16"/>&lt;source&gt;Extend&lt;/source&gt;</text:p>
      <text:p text:style-name="P7"><text:s text:c="16"/>&lt;target&gt;Prolonger&lt;/target&gt;</text:p>
      <text:p text:style-name="P7"><text:s text:c="12"/>&lt;/trans-unit&gt;</text:p>
      <text:p text:style-name="P7"><text:s text:c="12"/>&lt;trans-unit id="13"&gt;</text:p>
      <text:p text:style-name="P7"><text:s text:c="16"/>&lt;source&gt;for another 30 days&lt;/source&gt;</text:p>
      <text:p text:style-name="P7"><text:s text:c="16"/>&lt;target&gt;pour 30 jours supplementaires&lt;/target&gt;</text:p>
      <text:p text:style-name="P7"><text:s text:c="12"/>&lt;/trans-unit&gt;</text:p>
      <text:p text:style-name="P7"><text:s text:c="12"/>&lt;trans-unit id="14"&gt;</text:p>
      <text:p text:style-name="P7"><text:s text:c="16"/>&lt;source&gt;Bookmark this %url% to manage this job in the future&lt;/source&gt;</text:p>
      <text:p text:style-name="P7"><text:s text:c="16"/>&lt;target&gt;Marquer cette %url% pour gerer ce travail a l'avenir&lt;/target&gt;</text:p>
      <text:p text:style-name="P7"><text:s text:c="12"/>&lt;/trans-unit&gt;</text:p>
      <text:p text:style-name="P7"><text:s text:c="12"/>&lt;trans-unit id="15"&gt;</text:p>
      <text:p text:style-name="P7"><text:s text:c="16"/>&lt;source&gt;Whether the job can also be published on affiliate websites or not.&lt;/source&gt;</text:p>
      <text:p text:style-name="P7"><text:s text:c="16"/>&lt;target&gt;Si le travail peut egalement etre publie sur les sites affilies ou non.&lt;/target&gt;</text:p>
      <text:p text:style-name="P7"><text:s text:c="12"/>&lt;/trans-unit&gt;</text:p>
      <text:p text:style-name="P7"><text:s text:c="12"/>&lt;trans-unit id="16"&gt;</text:p>
      <text:p text:style-name="P7"><text:s text:c="16"/>&lt;source&gt;%company% is looking for a %position%&lt;/source&gt;</text:p>
      <text:p text:style-name="P7"><text:s text:c="16"/>&lt;target&gt;%company% est a la recherche d'un %position%&lt;/target&gt;</text:p>
      <text:p text:style-name="P7"><text:s text:c="12"/>&lt;/trans-unit&gt;</text:p>
      <text:p text:style-name="P7"><text:s text:c="12"/>&lt;trans-unit id="17"&gt;</text:p>
      <text:p text:style-name="P7"><text:s text:c="16"/>&lt;source&gt;How to apply?&lt;/source&gt;</text:p>
      <text:p text:style-name="P7"><text:s text:c="16"/>&lt;target&gt;comment appliquer?&lt;/target&gt;</text:p>
      <text:p text:style-name="P7"><text:s text:c="12"/>&lt;/trans-unit&gt;</text:p>
      <text:p text:style-name="P7"><text:s text:c="12"/>&lt;trans-unit id="18"&gt;</text:p>
      <text:p text:style-name="P7"><text:s text:c="16"/>&lt;source&gt;posted on %date%&lt;/source&gt;</text:p>
      <text:p text:style-name="P7"><text:s text:c="16"/>&lt;target&gt;poste en %date%&lt;/target&gt;</text:p>
      <text:p text:style-name="P7"><text:s text:c="12"/>&lt;/trans-unit&gt;</text:p>
      <text:p text:style-name="P7"><text:s text:c="12"/>&lt;trans-unit id="19"&gt;</text:p>
      <text:p text:style-name="P7"><text:s text:c="16"/>&lt;source&gt;{0} No job in this category|{1} One job in this category|]1,Inf] %count% jobs in this category&lt;/source&gt;</text:p>
      <text:p text:style-name="P7"><text:s text:c="16"/>&lt;target&gt;{0}Aucune annonce dans cette categorie|{1}Une annonce dans cette categorie|]1,+Inf] %count% annonces dans cette categorie&lt;/target&gt;</text:p>
      <text:p text:style-name="P7"><text:s text:c="12"/>&lt;/trans-unit&gt;</text:p>
      <text:p text:style-name="P7"><text:s text:c="12"/>&lt;trans-unit id="20"&gt;</text:p>
      <text:p text:style-name="P7"><text:s text:c="16"/>&lt;source&gt;Jobs in the %category% category&lt;/source&gt;</text:p>
      <text:p text:style-name="P7"><text:s text:c="16"/>&lt;target&gt;Travails dans le %category% categorie&lt;/target&gt;</text:p>
      <text:p text:style-name="P7"><text:s text:c="12"/>&lt;/trans-unit&gt;</text:p>
      <text:p text:style-name="P7"><text:s text:c="12"/>&lt;trans-unit id="21"&gt;</text:p>
      <text:p text:style-name="P7"><text:s text:c="16"/>&lt;source&gt;Your affiliate account has been created&lt;/source&gt;</text:p>
      <text:p text:style-name="P7"><text:s text:c="16"/>&lt;target&gt;Votre compte d'affiliation a ete cree&lt;/target&gt;</text:p>
      <text:p text:style-name="P7"><text:s text:c="12"/>&lt;/trans-unit&gt;</text:p>
      <text:p text:style-name="P7"><text:s text:c="12"/>&lt;trans-unit id="22"&gt;</text:p>
      <text:p text:style-name="P7"><text:s text:c="16"/>&lt;source&gt;Thank you!</text:p>
      <text:p text:style-name="P7"><text:s text:c="12"/>You will receive an email with your affiliate token</text:p>
      <text:p text:style-name="P7"><text:s text:c="12"/>as soon as your account will be activated.&lt;/source&gt;</text:p>
      <text:p text:style-name="P7"><text:s text:c="16"/>&lt;target&gt;On te remercie! Vous recevrez un email avec votre jeton d'affiliation des que votre compte sera active.&lt;/target&gt;</text:p>
      <text:p text:style-name="P7"><text:s text:c="12"/>&lt;/trans-unit&gt;</text:p>
      <text:p text:style-name="P7"><text:s text:c="12"/>&lt;trans-unit id="23"&gt;</text:p>
      <text:p text:style-name="P7"><text:s text:c="16"/>&lt;source&gt;Expires in %count% days&lt;/source&gt;</text:p>
      <text:p text:style-name="P7"><text:soft-page-break/><text:s text:c="16"/>&lt;target&gt;Expire en %count% jours&lt;/target&gt;</text:p>
      <text:p text:style-name="P7"><text:s text:c="12"/>&lt;/trans-unit&gt;</text:p>
      <text:p text:style-name="P7"><text:s text:c="12"/>&lt;trans-unit id="24"&gt;</text:p>
      <text:p text:style-name="P7"><text:s text:c="16"/>&lt;source&gt;Ask for people&lt;/source&gt;</text:p>
      <text:p text:style-name="P7"><text:s text:c="16"/>&lt;target&gt;Recherche des gens&lt;/target&gt;</text:p>
      <text:p text:style-name="P7"><text:s text:c="12"/>&lt;/trans-unit&gt;</text:p>
      <text:p text:style-name="P7"><text:s text:c="12"/>&lt;trans-unit id="25"&gt;</text:p>
      <text:p text:style-name="P7"><text:s text:c="16"/>&lt;source&gt;Ask for a job&lt;/source&gt;</text:p>
      <text:p text:style-name="P7"><text:s text:c="16"/>&lt;target&gt;Recherche d'un emploi&lt;/target&gt;</text:p>
      <text:p text:style-name="P7"><text:s text:c="12"/>&lt;/trans-unit&gt;</text:p>
      <text:p text:style-name="P7"><text:s text:c="12"/>&lt;trans-unit id="26"&gt;</text:p>
      <text:p text:style-name="P7"><text:s text:c="16"/>&lt;source&gt;Jobeet API&lt;/source&gt;</text:p>
      <text:p text:style-name="P7"><text:s text:c="16"/>&lt;target&gt;API Jobeet&lt;/target&gt;</text:p>
      <text:p text:style-name="P7"><text:s text:c="12"/>&lt;/trans-unit&gt;</text:p>
      <text:p text:style-name="P7"><text:s text:c="12"/>&lt;trans-unit id="27"&gt;</text:p>
      <text:p text:style-name="P7"><text:s text:c="16"/>&lt;source&gt;Job creation&lt;/source&gt;</text:p>
      <text:p text:style-name="P7"><text:s text:c="16"/>&lt;target&gt;Creation d'emploi&lt;/target&gt;</text:p>
      <text:p text:style-name="P7"><text:s text:c="12"/>&lt;/trans-unit&gt;</text:p>
      <text:p text:style-name="P7"><text:s text:c="12"/>&lt;trans-unit id="28"&gt;</text:p>
      <text:p text:style-name="P7"><text:s text:c="16"/>&lt;source&gt;Job edit&lt;/source&gt;</text:p>
      <text:p text:style-name="P7"><text:s text:c="16"/>&lt;target&gt;Edit l'emploi&lt;/target&gt;</text:p>
      <text:p text:style-name="P7"><text:s text:c="12"/>&lt;/trans-unit&gt;</text:p>
      <text:p text:style-name="P7"><text:s text:c="12"/>&lt;trans-unit id="29"&gt;</text:p>
      <text:p text:style-name="P7"><text:s text:c="16"/>&lt;source&gt;Expired&lt;/source&gt;</text:p>
      <text:p text:style-name="P7"><text:s text:c="16"/>&lt;target&gt;Expiré&lt;/target&gt;</text:p>
      <text:p text:style-name="P7"><text:s text:c="12"/>&lt;/trans-unit&gt;</text:p>
      <text:p text:style-name="P7"><text:s text:c="12"/>&lt;trans-unit id="30"&gt;</text:p>
      <text:p text:style-name="P7"><text:s text:c="16"/>&lt;source&gt;Full feed&lt;/source&gt;</text:p>
      <text:p text:style-name="P7"><text:s text:c="16"/>&lt;target&gt;Fil RSS&lt;/target&gt;</text:p>
      <text:p text:style-name="P7"><text:s text:c="12"/>&lt;/trans-unit&gt;</text:p>
      <text:p text:style-name="P7"><text:s text:c="12"/>&lt;trans-unit id="31"&gt;</text:p>
      <text:p text:style-name="P7"><text:s text:c="16"/>&lt;source&gt;Post a Job&lt;/source&gt;</text:p>
      <text:p text:style-name="P7"><text:s text:c="16"/>&lt;target&gt;Poste un emploi &lt;/target&gt;</text:p>
      <text:p text:style-name="P7"><text:s text:c="12"/>&lt;/trans-unit&gt;</text:p>
      <text:p text:style-name="P7"><text:s text:c="8"/>&lt;/body&gt;</text:p>
      <text:p text:style-name="P4"><text:s text:c="4"/>&lt;/file&gt;</text:p>
      <text:p text:style-name="P4">&lt;/xliff&gt;</text:p>
      <text:p text:style-name="P12"/>
      <text:p text:style-name="P12"/>
      <text:p text:style-name="P12">9. Czyszczenie cache:</text:p>
      <text:p text:style-name="P12"/>
      <text:p text:style-name="P3"><text:tab/>php app/console cache:clear --env=prod</text:p>
      <text:p text:style-name="P22"><text:tab/>php app/console cache:clear –env=dev</text:p>
      <text:p text:style-name="P22"/>
      <text:p text:style-name="P12">10. Dodanie znaczników w pozostałych templatkach:</text:p>
      <text:p text:style-name="P12"/>
      <text:p text:style-name="P13">//src/Ens/JobeetBundle/Resources/views/Job/show.html.twig</text:p>
      <text:p text:style-name="P12"/>
      <text:p text:style-name="P23">{# src/Ens/JobeetBundle/Resources/views/Job/show.html.twig #}</text:p>
      <text:p text:style-name="P4"><text:span text:style-name="T18">{%</text:span><text:span text:style-name="T6"> extends </text:span><text:span text:style-name="T7">'EnsJobeetBundle::layout.html.twig'</text:span><text:span text:style-name="T6"> </text:span><text:span text:style-name="T18">%}</text:span></text:p>
      <text:p text:style-name="P18"><text:s/></text:p>
      <text:p text:style-name="P4"><text:span text:style-name="T18">{%</text:span><text:span text:style-name="T6"> block </text:span><text:span text:style-name="T3">title</text:span><text:span text:style-name="T6"> </text:span><text:span text:style-name="T18">%}</text:span></text:p>
      <text:p text:style-name="P4"><text:span text:style-name="T3"><text:s text:c="4"/></text:span><text:span text:style-name="T22">{{</text:span><text:span text:style-name="T23"> </text:span><text:span text:style-name="T22">entity.company</text:span><text:span text:style-name="T23"> </text:span><text:span text:style-name="T22">}} is looking for a {{</text:span><text:span text:style-name="T23"> </text:span><text:span text:style-name="T22">entity.position</text:span><text:span text:style-name="T23"> </text:span><text:span text:style-name="T22">}}</text:span></text:p>
      <text:p text:style-name="P4"><text:span text:style-name="T3"><text:s text:c="4"/></text:span><text:span text:style-name="T1">{%</text:span><text:span text:style-name="T2"> trans </text:span><text:span text:style-name="T1">with</text:span><text:span text:style-name="T2"> </text:span><text:span text:style-name="T1">{'%company%':</text:span><text:span text:style-name="T2"> </text:span><text:span text:style-name="T1">entity.company,</text:span><text:span text:style-name="T2"> </text:span><text:span text:style-name="T1">'%position%':</text:span><text:span text:style-name="T2"> </text:span><text:span text:style-name="T1">entity.position}</text:span><text:span text:style-name="T2"> </text:span><text:span text:style-name="T1">%}%company% is looking for a %position%{%</text:span><text:span text:style-name="T2"> endtrans </text:span><text:span text:style-name="T1">%}</text:span></text:p>
      <text:p text:style-name="P4"><text:span text:style-name="T18">{%</text:span><text:span text:style-name="T6"> endblock </text:span><text:span text:style-name="T18">%}</text:span></text:p>
      <text:p text:style-name="P18"><text:s/></text:p>
      <text:p text:style-name="P4"><text:span text:style-name="T18">{%</text:span><text:span text:style-name="T6"> block </text:span><text:span text:style-name="T3">stylesheets</text:span><text:span text:style-name="T6"> </text:span><text:span text:style-name="T18">%}</text:span></text:p>
      <text:p text:style-name="P4"><text:span text:style-name="T3"><text:s text:c="4"/></text:span><text:span text:style-name="T18">{{</text:span><text:span text:style-name="T6"> </text:span><text:span text:style-name="T3">parent</text:span><text:span text:style-name="T19">()</text:span><text:span text:style-name="T6"> </text:span><text:span text:style-name="T18">}}</text:span></text:p>
      <text:p text:style-name="P4"><text:span text:style-name="T3"><text:s text:c="4"/></text:span><text:span text:style-name="T10">&lt;</text:span><text:span text:style-name="T13">link</text:span> <text:span text:style-name="T16">rel</text:span><text:span text:style-name="T3">=</text:span><text:span text:style-name="T17">"stylesheet"</text:span> <text:span text:style-name="T16">href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css/job.css'</text:span><text:span text:style-name="T19">)</text:span><text:span text:style-name="T6"> </text:span><text:span text:style-name="T18">}}</text:span>" <text:span text:style-name="T16">type</text:span><text:span text:style-name="T3">=</text:span><text:span text:style-name="T17">"text/css"</text:span> <text:span text:style-name="T16">media</text:span><text:span text:style-name="T3">=</text:span><text:span text:style-name="T17">"all"</text:span><text:span text:style-name="T3"> </text:span><text:span text:style-name="T10">/&gt;</text:span></text:p>
      <text:p text:style-name="P4"><text:span text:style-name="T18">{%</text:span><text:span text:style-name="T6"> endblock </text:span><text:span text:style-name="T18">%}</text:span></text:p>
      <text:p text:style-name="P18"><text:s/></text:p>
      <text:p text:style-name="P4"><text:span text:style-name="T18">{%</text:span><text:span text:style-name="T6"> block </text:span><text:span text:style-name="T3">content</text:span><text:span text:style-name="T6"> </text:span><text:span text:style-name="T18">%}</text:span></text:p>
      <text:p text:style-name="P4"><text:soft-page-break/><text:span text:style-name="T3"><text:s text:c="4"/></text:span><text:span text:style-name="T18">{%</text:span><text:span text:style-name="T6"> if </text:span><text:span text:style-name="T3">app</text:span><text:span text:style-name="T19">.</text:span><text:span text:style-name="T3">request</text:span><text:span text:style-name="T19">.</text:span><text:span text:style-name="T3">get</text:span><text:span text:style-name="T19">(</text:span><text:span text:style-name="T7">'token'</text:span><text:span text:style-name="T19">)</text:span><text:span text:style-name="T6"> </text:span><text:span text:style-name="T18">%}</text:span></text:p>
      <text:p text:style-name="P4"><text:span text:style-name="T3"><text:s text:c="8"/></text:span><text:span text:style-name="T18">{%</text:span><text:span text:style-name="T6"> include </text:span><text:span text:style-name="T7">'EnsJobeetBundle:Job:admin.html.twig'</text:span><text:span text:style-name="T6"> </text:span><text:span text:style-name="T3">with</text:span><text:span text:style-name="T6"> </text:span><text:span text:style-name="T20">{</text:span><text:span text:style-name="T7">'job'</text:span><text:span text:style-name="T19">:</text:span><text:span text:style-name="T6"> </text:span><text:span text:style-name="T3">entity</text:span><text:span text:style-name="T20">}</text:span><text:span text:style-name="T6"> </text:span><text:span text:style-name="T18">%}</text:span></text:p>
      <text:p text:style-name="P4"><text:span text:style-name="T3"><text:s text:c="4"/></text:span><text:span text:style-name="T18">{%</text:span><text:span text:style-name="T6"> endif </text:span><text:span text:style-name="T18">%}</text:span></text:p>
      <text:p text:style-name="P4"><text:span text:style-name="T3"><text:s text:c="4"/></text:span><text:span text:style-name="T10">&lt;</text:span><text:span text:style-name="T13">div</text:span> <text:span text:style-name="T16">id</text:span><text:span text:style-name="T3">=</text:span><text:span text:style-name="T17">"job"</text:span><text:span text:style-name="T10">&gt;</text:span></text:p>
      <text:p text:style-name="P4"><text:span text:style-name="T3"><text:s text:c="6"/></text:span><text:span text:style-name="T10">&lt;</text:span><text:span text:style-name="T13">h1</text:span><text:span text:style-name="T10">&gt;</text:span><text:span text:style-name="T18">{{</text:span><text:span text:style-name="T6"> </text:span><text:span text:style-name="T3">entity</text:span><text:span text:style-name="T19">.</text:span><text:span text:style-name="T3">company</text:span><text:span text:style-name="T6"> </text:span><text:span text:style-name="T18">}}</text:span><text:span text:style-name="T10">&lt;/</text:span><text:span text:style-name="T13">h1</text:span><text:span text:style-name="T10">&gt;</text:span></text:p>
      <text:p text:style-name="P4"><text:span text:style-name="T3"><text:s text:c="6"/></text:span><text:span text:style-name="T10">&lt;</text:span><text:span text:style-name="T13">h2</text:span><text:span text:style-name="T10">&gt;</text:span><text:span text:style-name="T18">{{</text:span><text:span text:style-name="T6"> </text:span><text:span text:style-name="T3">entity</text:span><text:span text:style-name="T19">.</text:span><text:span text:style-name="T3">location</text:span><text:span text:style-name="T6"> </text:span><text:span text:style-name="T18">}}</text:span><text:span text:style-name="T10">&lt;/</text:span><text:span text:style-name="T13">h2</text:span><text:span text:style-name="T10">&gt;</text:span></text:p>
      <text:p text:style-name="P4"><text:span text:style-name="T3"><text:s text:c="6"/></text:span><text:span text:style-name="T10">&lt;</text:span><text:span text:style-name="T13">h3</text:span><text:span text:style-name="T10">&gt;</text:span></text:p>
      <text:p text:style-name="P4"><text:span text:style-name="T3"><text:s text:c="8"/></text:span><text:span text:style-name="T18">{{</text:span><text:span text:style-name="T6"> </text:span><text:span text:style-name="T3">entity</text:span><text:span text:style-name="T19">.</text:span><text:span text:style-name="T3">position</text:span><text:span text:style-name="T6"> </text:span><text:span text:style-name="T18">}}</text:span></text:p>
      <text:p text:style-name="P4"><text:span text:style-name="T3"><text:s text:c="8"/></text:span><text:span text:style-name="T10">&lt;</text:span><text:span text:style-name="T13">small</text:span><text:span text:style-name="T10">&gt;</text:span><text:span text:style-name="T3"> - </text:span><text:span text:style-name="T18">{{</text:span><text:span text:style-name="T6"> </text:span><text:span text:style-name="T3">entity</text:span><text:span text:style-name="T19">.</text:span><text:span text:style-name="T3">type</text:span><text:span text:style-name="T6"> </text:span><text:span text:style-name="T18">}}</text:span><text:span text:style-name="T10">&lt;/</text:span><text:span text:style-name="T13">small</text:span><text:span text:style-name="T10">&gt;</text:span></text:p>
      <text:p text:style-name="P4"><text:span text:style-name="T3"><text:s text:c="6"/></text:span><text:span text:style-name="T10">&lt;/</text:span><text:span text:style-name="T13">h3</text:span><text:span text:style-name="T10">&gt;</text:span></text:p>
      <text:p text:style-name="P18"><text:s/></text:p>
      <text:p text:style-name="P4"><text:span text:style-name="T3"><text:s text:c="6"/></text:span><text:span text:style-name="T18">{%</text:span><text:span text:style-name="T6"> if </text:span><text:span text:style-name="T3">entity</text:span><text:span text:style-name="T19">.</text:span><text:span text:style-name="T3">logo</text:span><text:span text:style-name="T6"> </text:span><text:span text:style-name="T18">%}</text:span></text:p>
      <text:p text:style-name="P4"><text:span text:style-name="T3"><text:s text:c="8"/></text:span><text:span text:style-name="T10">&lt;</text:span><text:span text:style-name="T13">div</text:span> <text:span text:style-name="T16">class</text:span><text:span text:style-name="T3">=</text:span><text:span text:style-name="T17">"logo"</text:span><text:span text:style-name="T10">&gt;</text:span></text:p>
      <text:p text:style-name="P4"><text:span text:style-name="T3"><text:s text:c="10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entity</text:span><text:span text:style-name="T19">.</text:span><text:span text:style-name="T3">url</text:span><text:span text:style-name="T6"> </text:span><text:span text:style-name="T18">}}</text:span>"<text:span text:style-name="T10">&gt;</text:span></text:p>
      <text:p text:style-name="P4"><text:span text:style-name="T3"><text:s text:c="12"/></text:span><text:span text:style-name="T10">&lt;</text:span><text:span text:style-name="T13">img</text:span> <text:span text:style-name="T16">src</text:span><text:span text:style-name="T3">=</text:span>"<text:span text:style-name="T17">/uploads/jobs/</text:span><text:span text:style-name="T18">{{</text:span><text:span text:style-name="T6"> </text:span><text:span text:style-name="T3">entity</text:span><text:span text:style-name="T19">.</text:span><text:span text:style-name="T3">logo</text:span><text:span text:style-name="T6"> </text:span><text:span text:style-name="T18">}}</text:span>"</text:p>
      <text:p text:style-name="P4"><text:s text:c="14"/><text:span text:style-name="T16">alt</text:span><text:span text:style-name="T3">=</text:span>"<text:span text:style-name="T18">{{</text:span><text:span text:style-name="T6"> </text:span><text:span text:style-name="T3">entity</text:span><text:span text:style-name="T19">.</text:span><text:span text:style-name="T3">company</text:span><text:span text:style-name="T6"> </text:span><text:span text:style-name="T18">}}</text:span><text:span text:style-name="T17"> logo</text:span>" <text:span text:style-name="T10">/&gt;</text:span></text:p>
      <text:p text:style-name="P4"><text:span text:style-name="T3"><text:s text:c="10"/></text:span><text:span text:style-name="T10">&lt;/</text:span><text:span text:style-name="T13">a</text:span><text:span text:style-name="T10">&gt;</text:span></text:p>
      <text:p text:style-name="P4"><text:span text:style-name="T3"><text:s text:c="8"/></text:span><text:span text:style-name="T10">&lt;/</text:span><text:span text:style-name="T13">div</text:span><text:span text:style-name="T10">&gt;</text:span></text:p>
      <text:p text:style-name="P4"><text:span text:style-name="T3"><text:s text:c="6"/></text:span><text:span text:style-name="T18">{%</text:span><text:span text:style-name="T6"> endif </text:span><text:span text:style-name="T18">%}</text:span></text:p>
      <text:p text:style-name="P18"><text:s/></text:p>
      <text:p text:style-name="P4"><text:span text:style-name="T3"><text:s text:c="6"/></text:span><text:span text:style-name="T10">&lt;</text:span><text:span text:style-name="T13">div</text:span> <text:span text:style-name="T16">class</text:span><text:span text:style-name="T3">=</text:span><text:span text:style-name="T17">"description"</text:span><text:span text:style-name="T10">&gt;</text:span></text:p>
      <text:p text:style-name="P4"><text:span text:style-name="T3"><text:s text:c="8"/></text:span><text:span text:style-name="T18">{{</text:span><text:span text:style-name="T6"> </text:span><text:span text:style-name="T3">entity</text:span><text:span text:style-name="T19">.</text:span><text:span text:style-name="T3">description</text:span><text:span text:style-name="T19">|</text:span><text:span text:style-name="T3">nl2br</text:span><text:span text:style-name="T6"> </text:span><text:span text:style-name="T18">}}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h4</text:span><text:span text:style-name="T10">&gt;</text:span><text:span text:style-name="T1">{%</text:span><text:span text:style-name="T2"> trans </text:span><text:span text:style-name="T1">%}</text:span><text:span text:style-name="T3">How to apply?</text:span><text:span text:style-name="T1">{%</text:span><text:span text:style-name="T2"> endtrans </text:span><text:span text:style-name="T1">%}</text:span><text:span text:style-name="T10">&lt;/</text:span><text:span text:style-name="T13">h4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p</text:span> <text:span text:style-name="T16">class</text:span><text:span text:style-name="T3">=</text:span><text:span text:style-name="T17">"how_to_apply"</text:span><text:span text:style-name="T10">&gt;</text:span><text:span text:style-name="T18">{{</text:span><text:span text:style-name="T6"> </text:span><text:span text:style-name="T3">entity</text:span><text:span text:style-name="T19">.</text:span><text:span text:style-name="T3">howtoapply</text:span><text:span text:style-name="T6"> </text:span><text:span text:style-name="T18">}}</text:span><text:span text:style-name="T10">&lt;/</text:span><text:span text:style-name="T13">p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div</text:span> <text:span text:style-name="T16">class</text:span><text:span text:style-name="T3">=</text:span><text:span text:style-name="T17">"meta"</text:span><text:span text:style-name="T10">&gt;</text:span></text:p>
      <text:p text:style-name="P4"><text:span text:style-name="T3"><text:s text:c="8"/></text:span><text:span text:style-name="T22">&lt;small&gt;posted on {{</text:span><text:span text:style-name="T23"> </text:span><text:span text:style-name="T22">entity.createdat|date('m/d/Y')</text:span><text:span text:style-name="T23"> </text:span><text:span text:style-name="T22">}}&lt;/small&gt;</text:span></text:p>
      <text:p text:style-name="P4"><text:span text:style-name="T3"><text:s text:c="8"/></text:span><text:span text:style-name="T1">&lt;small&gt;{%</text:span><text:span text:style-name="T2"> trans </text:span><text:span text:style-name="T1">with</text:span><text:span text:style-name="T2"> </text:span><text:span text:style-name="T1">{'%date%':</text:span><text:span text:style-name="T2"> </text:span><text:span text:style-name="T1">entity.createdat|date('m/d/Y')}</text:span><text:span text:style-name="T2"> </text:span><text:span text:style-name="T1">%}posted on %date%{%</text:span><text:span text:style-name="T2"> endtrans </text:span><text:span text:style-name="T1">%}&lt;/small&gt;</text:span></text:p>
      <text:p text:style-name="P4"><text:span text:style-name="T3"><text:s text:c="6"/></text:span><text:span text:style-name="T10">&lt;/</text:span><text:span text:style-name="T13">div</text:span><text:span text:style-name="T10">&gt;</text:span></text:p>
      <text:p text:style-name="P18"><text:s text:c="6"/></text:p>
      <text:p text:style-name="P4"><text:span text:style-name="T3"><text:s text:c="4"/></text:span><text:span text:style-name="T10">&lt;/</text:span><text:span text:style-name="T13">div</text:span><text:span text:style-name="T10">&gt;</text:span></text:p>
      <text:p text:style-name="P4"><text:span text:style-name="T18">{%</text:span><text:span text:style-name="T6"> endblock </text:span><text:span text:style-name="T18">%}</text:span></text:p>
      <text:p text:style-name="P24"/>
      <text:p text:style-name="P12"/>
      <text:p text:style-name="P13">//src/Ens/JobeetBundle/Resources/views/Job/new.html.twig</text:p>
      <text:p text:style-name="P12"/>
      <text:p text:style-name="P24">...</text:p>
      <text:p text:style-name="P4"><text:span text:style-name="T18">{%</text:span><text:span text:style-name="T6"> block </text:span><text:span text:style-name="T3">content</text:span><text:span text:style-name="T6"> </text:span><text:span text:style-name="T18">%}</text:span></text:p>
      <text:p text:style-name="P4"><text:span text:style-name="T3"><text:s text:c="4"/></text:span><text:span text:style-name="T10">&lt;</text:span><text:span text:style-name="T13">h1</text:span><text:span text:style-name="T10">&gt;</text:span><text:span text:style-name="T1">{%</text:span><text:span text:style-name="T2"> trans </text:span><text:span text:style-name="T1">%}</text:span><text:span text:style-name="T3">Job creation</text:span><text:span text:style-name="T1">{%</text:span><text:span text:style-name="T2"> endtrans </text:span><text:span text:style-name="T1">%}</text:span><text:span text:style-name="T10">&lt;/</text:span><text:span text:style-name="T13">h1</text:span><text:span text:style-name="T10">&gt;</text:span></text:p>
      <text:p text:style-name="P4"><text:span text:style-name="T3"><text:s text:c="4"/></text:span><text:span text:style-name="T10">&lt;</text:span><text:span text:style-name="T13">form</text:span> <text:span text:style-name="T16">action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create'</text:span><text:span text:style-name="T19">)</text:span><text:span text:style-name="T6"> </text:span><text:span text:style-name="T18">}}</text:span>" <text:span text:style-name="T16">method</text:span><text:span text:style-name="T3">=</text:span><text:span text:style-name="T17">"post"</text:span><text:span text:style-name="T18"> {{</text:span><text:span text:style-name="T6"> </text:span><text:span text:style-name="T3">form_enctype</text:span><text:span text:style-name="T19">(</text:span><text:span text:style-name="T3">form</text:span><text:span text:style-name="T19">)</text:span><text:span text:style-name="T6"> </text:span><text:span text:style-name="T18">}}</text:span> <text:span text:style-name="T16">novalidate</text:span><text:span text:style-name="T10">&gt;</text:span></text:p>
      <text:p text:style-name="P4"><text:span text:style-name="T3"><text:s text:c="8"/></text:span><text:span text:style-name="T10">&lt;</text:span><text:span text:style-name="T13">table</text:span> <text:span text:style-name="T16">id</text:span><text:span text:style-name="T3">=</text:span><text:span text:style-name="T17">"job_form"</text:span><text:span text:style-name="T10">&gt;</text:span></text:p>
      <text:p text:style-name="P21">...</text:p>
      <text:p text:style-name="P4"><text:span text:style-name="T3"><text:s text:c="12"/></text:span><text:span text:style-name="T10">&lt;</text:span><text:span text:style-name="T13">tbody</text:span><text:span text:style-name="T10">&gt;</text:span></text:p>
      <text:p text:style-name="P21">....</text:p>
      <text:p text:style-name="P4"><text:span text:style-name="T3"><text:s text:c="16"/></text:span><text:span text:style-name="T10">&lt;</text:span><text:span text:style-name="T13">tr</text:span><text:span text:style-name="T10">&gt;</text:span></text:p>
      <text:p text:style-name="P4"><text:span text:style-name="T3"><text:s text:c="20"/></text:span><text:span text:style-name="T10">&lt;</text:span><text:span text:style-name="T13">th</text:span><text:span text:style-name="T10">&gt;</text:span><text:span text:style-name="T18">{{</text:span><text:span text:style-name="T6"> </text:span><text:span text:style-name="T3">form_label</text:span><text:span text:style-name="T19">(</text:span><text:span text:style-name="T3">form</text:span><text:span text:style-name="T19">.</text:span><text:span text:style-name="T3">is_public</text:span><text:span text:style-name="T19">)</text:span><text:span text:style-name="T6"> </text:span><text:span text:style-name="T18">}}</text:span><text:span text:style-name="T10">&lt;/</text:span><text:span text:style-name="T13">th</text:span><text:span text:style-name="T10">&gt;</text:span></text:p>
      <text:p text:style-name="P4"><text:span text:style-name="T3"><text:s text:c="20"/></text:span><text:span text:style-name="T10">&lt;</text:span><text:span text:style-name="T13">td</text:span><text:span text:style-name="T10">&gt;</text:span></text:p>
      <text:p text:style-name="P4"><text:span text:style-name="T3"><text:s text:c="24"/></text:span><text:span text:style-name="T18">{{</text:span><text:span text:style-name="T6"> </text:span><text:span text:style-name="T3">form_errors</text:span><text:span text:style-name="T19">(</text:span><text:span text:style-name="T3">form</text:span><text:span text:style-name="T19">.</text:span><text:span text:style-name="T3">is_public</text:span><text:span text:style-name="T19">)</text:span><text:span text:style-name="T6"> </text:span><text:span text:style-name="T18">}}</text:span></text:p>
      <text:p text:style-name="P4"><text:span text:style-name="T3"><text:s text:c="24"/></text:span><text:span text:style-name="T18">{{</text:span><text:span text:style-name="T6"> </text:span><text:span text:style-name="T3">form_widget</text:span><text:span text:style-name="T19">(</text:span><text:span text:style-name="T3">form</text:span><text:span text:style-name="T19">.</text:span><text:span text:style-name="T3">is_public</text:span><text:span text:style-name="T19">)</text:span><text:span text:style-name="T6"> </text:span><text:span text:style-name="T18">}}</text:span></text:p>
      <text:p text:style-name="P4"><text:span text:style-name="T3"><text:s text:c="24"/></text:span><text:span text:style-name="T10">&lt;</text:span><text:span text:style-name="T13">br</text:span> <text:span text:style-name="T10">/&gt;</text:span><text:span text:style-name="T3"> </text:span><text:span text:style-name="T1">{%</text:span><text:span text:style-name="T2"> trans </text:span><text:span text:style-name="T1">%}</text:span><text:span text:style-name="T3">Whether the job can also be published on affiliate websites or not.</text:span><text:span text:style-name="T1">{%</text:span><text:span text:style-name="T2"> endtrans </text:span><text:span text:style-name="T1">%}</text:span></text:p>
      <text:p text:style-name="P4"><text:span text:style-name="T3"><text:s text:c="20"/></text:span><text:span text:style-name="T10">&lt;/</text:span><text:span text:style-name="T13">td</text:span><text:span text:style-name="T10">&gt;</text:span></text:p>
      <text:p text:style-name="P4"><text:span text:style-name="T3"><text:s text:c="16"/></text:span><text:span text:style-name="T10">&lt;/</text:span><text:span text:style-name="T13">tr</text:span><text:span text:style-name="T10">&gt;</text:span></text:p>
      <text:p text:style-name="P21">...</text:p>
      <text:p text:style-name="P4"><text:span text:style-name="T3"><text:s text:c="12"/></text:span><text:span text:style-name="T10">&lt;/</text:span><text:span text:style-name="T13">tbody</text:span><text:span text:style-name="T10">&gt;</text:span></text:p>
      <text:p text:style-name="P4"><text:span text:style-name="T3"><text:s text:c="8"/></text:span><text:span text:style-name="T10">&lt;/</text:span><text:span text:style-name="T13">table</text:span><text:span text:style-name="T10">&gt;</text:span></text:p>
      <text:p text:style-name="P4"><text:span text:style-name="T3"><text:s text:c="4"/></text:span><text:span text:style-name="T18">{{</text:span><text:span text:style-name="T6"> </text:span><text:span text:style-name="T3">form_rest</text:span><text:span text:style-name="T19">(</text:span><text:span text:style-name="T3">form</text:span><text:span text:style-name="T19">)</text:span><text:span text:style-name="T6"> </text:span><text:span text:style-name="T18">}}</text:span></text:p>
      <text:p text:style-name="P4"><text:span text:style-name="T18">{%</text:span><text:span text:style-name="T6"> endblock </text:span><text:span text:style-name="T18">%}</text:span></text:p>
      <text:p text:style-name="P12"/>
      <text:p text:style-name="P13"><text:soft-page-break/>//src/Ens/JobeetBundle/Resources/views/Job/index.html.twig</text:p>
      <text:p text:style-name="P12"/>
      <text:p text:style-name="P10"><text:span text:style-name="T3"><text:s text:c="8"/></text:span><text:span text:style-name="T18">{%</text:span><text:span text:style-name="T6"> if </text:span><text:span text:style-name="T3">category</text:span><text:span text:style-name="T19">.</text:span><text:span text:style-name="T3">morejobs</text:span><text:span text:style-name="T6"> </text:span><text:span text:style-name="T18">%}</text:span></text:p>
      <text:p text:style-name="P4"><text:span text:style-name="T3"><text:s text:c="12"/></text:span><text:span text:style-name="T10">&lt;</text:span><text:span text:style-name="T13">div</text:span> <text:span text:style-name="T16">class</text:span><text:span text:style-name="T3">=</text:span><text:span text:style-name="T17">"more_jobs"</text:span><text:span text:style-name="T10">&gt;</text:span></text:p>
      <text:p text:style-name="P20"><text:s text:c="14"/>and &lt;a href="{{<text:span text:style-name="T9"> </text:span>path('ens_jobeet_category',<text:span text:style-name="T9"> </text:span>{<text:span text:style-name="T9"> </text:span>'slug':<text:span text:style-name="T9"> </text:span>category.slug<text:span text:style-name="T9"> </text:span>})<text:span text:style-name="T9"> </text:span>}}"&gt;{{<text:span text:style-name="T9"> </text:span>category.morejobs<text:span text:style-name="T9"> </text:span>}}&lt;/a&gt;</text:p>
      <text:p text:style-name="P20"><text:s text:c="14"/>more...</text:p>
      <text:p text:style-name="P4"><text:span text:style-name="T3"><text:s text:c="11"/></text:span><text:span text:style-name="T1"><text:s text:c="3"/>{%</text:span><text:span text:style-name="T2"> trans </text:span><text:span text:style-name="T1">with</text:span><text:span text:style-name="T2"> </text:span><text:span text:style-name="T1">{'%count%':</text:span><text:span text:style-name="T2"> </text:span><text:span text:style-name="T1">'&lt;a href="'</text:span><text:span text:style-name="T2"> </text:span><text:span text:style-name="T1">~</text:span><text:span text:style-name="T2"> </text:span><text:span text:style-name="T1">path('ens_jobeet_category',</text:span><text:span text:style-name="T2"> </text:span><text:span text:style-name="T1">{</text:span><text:span text:style-name="T2"> </text:span><text:span text:style-name="T1">'slug':</text:span><text:span text:style-name="T2"> </text:span><text:span text:style-name="T1">category.slug</text:span><text:span text:style-name="T2"> </text:span><text:span text:style-name="T1">})</text:span><text:span text:style-name="T2"> </text:span><text:span text:style-name="T1">~</text:span><text:span text:style-name="T2"> </text:span><text:span text:style-name="T1">'"&gt;'</text:span><text:span text:style-name="T2"> </text:span><text:span text:style-name="T1">~</text:span><text:span text:style-name="T2"> <text:s/></text:span><text:span text:style-name="T1">category.morejobs</text:span><text:span text:style-name="T2"> </text:span><text:span text:style-name="T1">~</text:span><text:span text:style-name="T2"> </text:span><text:span text:style-name="T1">'&lt;/a&gt;'}</text:span><text:span text:style-name="T2"> </text:span><text:span text:style-name="T1">%}and %count% more...{%</text:span><text:span text:style-name="T2"> endtrans </text:span><text:span text:style-name="T1">%}</text:span></text:p>
      <text:p text:style-name="P4"><text:span text:style-name="T3"><text:s text:c="12"/></text:span><text:span text:style-name="T10">&lt;/</text:span><text:span text:style-name="T13">div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12"/>
      <text:p text:style-name="P13">//src/Ens/JobeetBundle/Resources/views/Job/edit.html.twig</text:p>
      <text:p text:style-name="P12"/>
      <text:p text:style-name="P24">...</text:p>
      <text:p text:style-name="P18"><text:s/></text:p>
      <text:p text:style-name="P4"><text:span text:style-name="T18">{%</text:span><text:span text:style-name="T6"> block </text:span><text:span text:style-name="T3">content</text:span><text:span text:style-name="T6"> </text:span><text:span text:style-name="T18">%}</text:span></text:p>
      <text:p text:style-name="P4"><text:span text:style-name="T3"><text:s text:c="4"/></text:span><text:span text:style-name="T10">&lt;</text:span><text:span text:style-name="T13">h1</text:span><text:span text:style-name="T10">&gt;</text:span><text:span text:style-name="T1">{%</text:span><text:span text:style-name="T2"> trans </text:span><text:span text:style-name="T1">%}</text:span><text:span text:style-name="T3">Job edit</text:span><text:span text:style-name="T1">{%</text:span><text:span text:style-name="T2"> endtrans </text:span><text:span text:style-name="T1">%}</text:span><text:span text:style-name="T10">&lt;/</text:span><text:span text:style-name="T13">h1</text:span><text:span text:style-name="T10">&gt;</text:span></text:p>
      <text:p text:style-name="P4"><text:span text:style-name="T3"><text:s text:c="4"/></text:span><text:span text:style-name="T10">&lt;</text:span><text:span text:style-name="T13">form</text:span> <text:span text:style-name="T16">action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update'</text:span><text:span text:style-name="T19">,</text:span><text:span text:style-name="T6"> </text:span><text:span text:style-name="T20">{</text:span><text:span text:style-name="T6"> </text:span><text:span text:style-name="T7">'token'</text:span><text:span text:style-name="T19">:</text:span><text:span text:style-name="T6"> </text:span><text:span text:style-name="T3">entity</text:span><text:span text:style-name="T19">.</text:span><text:span text:style-name="T3">token</text:span><text:span text:style-name="T6"> </text:span><text:span text:style-name="T20">}</text:span><text:span text:style-name="T19">)</text:span><text:span text:style-name="T6"> </text:span><text:span text:style-name="T18">}}</text:span>" <text:span text:style-name="T16">method</text:span><text:span text:style-name="T3">=</text:span><text:span text:style-name="T17">"post"</text:span><text:span text:style-name="T18"> {{</text:span><text:span text:style-name="T6"> </text:span><text:span text:style-name="T3">form_enctype</text:span><text:span text:style-name="T19">(</text:span><text:span text:style-name="T3">edit_form</text:span><text:span text:style-name="T19">)</text:span><text:span text:style-name="T6"> </text:span><text:span text:style-name="T18">}}</text:span> <text:span text:style-name="T16">novalidate</text:span><text:span text:style-name="T10">&gt;</text:span></text:p>
      <text:p text:style-name="P4"><text:span text:style-name="T3"><text:s text:c="8"/></text:span><text:span text:style-name="T10">&lt;</text:span><text:span text:style-name="T13">table</text:span> <text:span text:style-name="T16">id</text:span><text:span text:style-name="T3">=</text:span><text:span text:style-name="T17">"job_form"</text:span><text:span text:style-name="T10">&gt;</text:span></text:p>
      <text:p text:style-name="P21">...</text:p>
      <text:p text:style-name="P4"><text:span text:style-name="T3"><text:s text:c="12"/></text:span><text:span text:style-name="T10">&lt;</text:span><text:span text:style-name="T13">tbody</text:span><text:span text:style-name="T10">&gt;</text:span></text:p>
      <text:p text:style-name="P21">...</text:p>
      <text:p text:style-name="P4"><text:span text:style-name="T3"><text:s text:c="16"/></text:span><text:span text:style-name="T10">&lt;</text:span><text:span text:style-name="T13">tr</text:span><text:span text:style-name="T10">&gt;</text:span></text:p>
      <text:p text:style-name="P4"><text:span text:style-name="T3"><text:s text:c="20"/></text:span><text:span text:style-name="T10">&lt;</text:span><text:span text:style-name="T13">th</text:span><text:span text:style-name="T10">&gt;</text:span><text:span text:style-name="T18">{{</text:span><text:span text:style-name="T6"> </text:span><text:span text:style-name="T3">form_label</text:span><text:span text:style-name="T19">(</text:span><text:span text:style-name="T3">edit_form</text:span><text:span text:style-name="T19">.</text:span><text:span text:style-name="T3">is_public</text:span><text:span text:style-name="T19">)</text:span><text:span text:style-name="T6"> </text:span><text:span text:style-name="T18">}}</text:span><text:span text:style-name="T10">&lt;/</text:span><text:span text:style-name="T13">th</text:span><text:span text:style-name="T10">&gt;</text:span></text:p>
      <text:p text:style-name="P4"><text:span text:style-name="T3"><text:s text:c="20"/></text:span><text:span text:style-name="T10">&lt;</text:span><text:span text:style-name="T13">td</text:span><text:span text:style-name="T10">&gt;</text:span></text:p>
      <text:p text:style-name="P4"><text:span text:style-name="T3"><text:s text:c="24"/></text:span><text:span text:style-name="T18">{{</text:span><text:span text:style-name="T6"> </text:span><text:span text:style-name="T3">form_errors</text:span><text:span text:style-name="T19">(</text:span><text:span text:style-name="T3">edit_form</text:span><text:span text:style-name="T19">.</text:span><text:span text:style-name="T3">is_public</text:span><text:span text:style-name="T19">)</text:span><text:span text:style-name="T6"> </text:span><text:span text:style-name="T18">}}</text:span></text:p>
      <text:p text:style-name="P4"><text:span text:style-name="T3"><text:s text:c="24"/></text:span><text:span text:style-name="T18">{{</text:span><text:span text:style-name="T6"> </text:span><text:span text:style-name="T3">form_widget</text:span><text:span text:style-name="T19">(</text:span><text:span text:style-name="T3">edit_form</text:span><text:span text:style-name="T19">.</text:span><text:span text:style-name="T3">is_public</text:span><text:span text:style-name="T19">)</text:span><text:span text:style-name="T6"> </text:span><text:span text:style-name="T18">}}</text:span></text:p>
      <text:p text:style-name="P4"><text:span text:style-name="T3"><text:s text:c="24"/></text:span><text:span text:style-name="T10">&lt;</text:span><text:span text:style-name="T13">br</text:span> <text:span text:style-name="T10">/&gt;</text:span><text:span text:style-name="T3"> </text:span><text:span text:style-name="T1">{%</text:span><text:span text:style-name="T2"> trans </text:span><text:span text:style-name="T1">%}</text:span><text:span text:style-name="T3">Whether the job can also be published on affiliate websites or not.</text:span><text:span text:style-name="T1">{%</text:span><text:span text:style-name="T2"> endtrans </text:span><text:span text:style-name="T1">%}</text:span></text:p>
      <text:p text:style-name="P4"><text:span text:style-name="T3"><text:s text:c="20"/></text:span><text:span text:style-name="T10">&lt;/</text:span><text:span text:style-name="T13">td</text:span><text:span text:style-name="T10">&gt;</text:span></text:p>
      <text:p text:style-name="P4"><text:span text:style-name="T3"><text:s text:c="16"/></text:span><text:span text:style-name="T10">&lt;/</text:span><text:span text:style-name="T13">tr</text:span><text:span text:style-name="T10">&gt;</text:span></text:p>
      <text:p text:style-name="P21">...</text:p>
      <text:p text:style-name="P4"><text:span text:style-name="T3"><text:s text:c="12"/></text:span><text:span text:style-name="T10">&lt;/</text:span><text:span text:style-name="T13">tbody</text:span><text:span text:style-name="T10">&gt;</text:span></text:p>
      <text:p text:style-name="P4"><text:span text:style-name="T3"><text:s text:c="8"/></text:span><text:span text:style-name="T10">&lt;/</text:span><text:span text:style-name="T13">table</text:span><text:span text:style-name="T10">&gt;</text:span></text:p>
      <text:p text:style-name="P4"><text:span text:style-name="T3"><text:s text:c="4"/></text:span><text:span text:style-name="T18">{{</text:span><text:span text:style-name="T6"> </text:span><text:span text:style-name="T3">form_rest</text:span><text:span text:style-name="T19">(</text:span><text:span text:style-name="T3">edit_form</text:span><text:span text:style-name="T19">)</text:span><text:span text:style-name="T6"> </text:span><text:span text:style-name="T18">}}</text:span></text:p>
      <text:p text:style-name="P4"><text:span text:style-name="T18">{%</text:span><text:span text:style-name="T6"> endblock </text:span><text:span text:style-name="T18">%}</text:span></text:p>
      <text:p text:style-name="P12"/>
      <text:p text:style-name="P13">//src/Ens/JobeetBundle/Resources/views/Job/admin.html.twig</text:p>
      <text:p text:style-name="P12"/>
      <text:p text:style-name="P10"><text:span text:style-name="T10">&lt;</text:span><text:span text:style-name="T13">div</text:span> <text:span text:style-name="T16">id</text:span><text:span text:style-name="T3">=</text:span><text:span text:style-name="T17">"job_actions"</text:span><text:span text:style-name="T10">&gt;</text:span></text:p>
      <text:p text:style-name="P4"><text:span text:style-name="T3"><text:s text:c="4"/></text:span><text:span text:style-name="T10">&lt;</text:span><text:span text:style-name="T13">h3</text:span><text:span text:style-name="T10">&gt;</text:span><text:span text:style-name="T3">Admin</text:span><text:span text:style-name="T10">&lt;/</text:span><text:span text:style-name="T13">h3</text:span><text:span text:style-name="T10">&gt;</text:span></text:p>
      <text:p text:style-name="P4"><text:span text:style-name="T3"><text:s text:c="4"/></text:span><text:span text:style-name="T10">&lt;</text:span><text:span text:style-name="T13">ul</text:span><text:span text:style-name="T10">&gt;</text:span></text:p>
      <text:p text:style-name="P4"><text:span text:style-name="T3"><text:s text:c="8"/></text:span><text:span text:style-name="T18">{%</text:span><text:span text:style-name="T6"> if not </text:span><text:span text:style-name="T3">job</text:span><text:span text:style-name="T19">.</text:span><text:span text:style-name="T3">isActivated</text:span><text:span text:style-name="T6"> </text:span><text:span text:style-name="T18">%}</text:span></text:p>
      <text:p text:style-name="P4"><text:span text:style-name="T3"><text:s text:c="12"/></text:span><text:span text:style-name="T10">&lt;</text:span><text:span text:style-name="T13">li</text:span><text:span text:style-name="T10">&gt;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edit'</text:span><text:span text:style-name="T19">,</text:span><text:span text:style-name="T6"> </text:span><text:span text:style-name="T20">{</text:span><text:span text:style-name="T6"> </text:span><text:span text:style-name="T7">'token'</text:span><text:span text:style-name="T19">:</text:span><text:span text:style-name="T6"> </text:span><text:span text:style-name="T3">job</text:span><text:span text:style-name="T19">.</text:span><text:span text:style-name="T3">token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text:span text:style-name="T1">{%</text:span><text:span text:style-name="T2"> trans </text:span><text:span text:style-name="T1">%}</text:span><text:span text:style-name="T3">Edit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&lt;/</text:span><text:span text:style-name="T13">li</text:span><text:span text:style-name="T10">&gt;</text:span></text:p>
      <text:p text:style-name="P4"><text:span text:style-name="T3"><text:tab/><text:tab/> <text:s text:c="3"/></text:span><text:span text:style-name="T10">&lt;</text:span><text:span text:style-name="T13">li</text:span><text:span text:style-name="T10">&gt;</text:span></text:p>
      <text:p text:style-name="P4"><text:span text:style-name="T3"><text:tab/><text:tab/> <text:s text:c="7"/></text:span><text:span text:style-name="T10">&lt;</text:span><text:span text:style-name="T13">form</text:span> <text:span text:style-name="T16">action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publish'</text:span><text:span text:style-name="T19">,</text:span><text:span text:style-name="T6"> </text:span><text:span text:style-name="T20">{</text:span><text:span text:style-name="T6"> </text:span><text:span text:style-name="T7">'token'</text:span><text:span text:style-name="T19">:</text:span><text:span text:style-name="T6"> </text:span><text:span text:style-name="T3">job</text:span><text:span text:style-name="T19">.</text:span><text:span text:style-name="T3">token</text:span><text:span text:style-name="T6"> </text:span><text:span text:style-name="T20">}</text:span><text:span text:style-name="T19">)</text:span><text:span text:style-name="T6"> </text:span><text:span text:style-name="T18">}}</text:span>" <text:span text:style-name="T16">method</text:span><text:span text:style-name="T3">=</text:span><text:span text:style-name="T17">"post"</text:span><text:span text:style-name="T10">&gt;</text:span></text:p>
      <text:p text:style-name="P4"><text:span text:style-name="T3"><text:tab/><text:tab/> <text:s text:c="11"/></text:span><text:span text:style-name="T18">{{</text:span><text:span text:style-name="T6"> </text:span><text:span text:style-name="T3">form_widget</text:span><text:span text:style-name="T19">(</text:span><text:span text:style-name="T3">publish_form</text:span><text:span text:style-name="T19">)</text:span><text:span text:style-name="T6"> </text:span><text:span text:style-name="T18">}}</text:span></text:p>
      <text:p text:style-name="P4"><text:span text:style-name="T3"><text:tab/><text:tab/> <text:s text:c="11"/></text:span><text:span text:style-name="T10">&lt;</text:span><text:span text:style-name="T13">button</text:span> <text:span text:style-name="T16">type</text:span><text:span text:style-name="T3">=</text:span><text:span text:style-name="T17">"submit"</text:span><text:span text:style-name="T10">&gt;</text:span><text:span text:style-name="T1">{%</text:span><text:span text:style-name="T2"> trans </text:span><text:span text:style-name="T1">%}</text:span><text:span text:style-name="T3">Publish</text:span><text:span text:style-name="T1">{%</text:span><text:span text:style-name="T2"> endtrans </text:span><text:span text:style-name="T1">%}</text:span><text:span text:style-name="T10">&lt;/</text:span><text:span text:style-name="T13">button</text:span><text:span text:style-name="T10">&gt;</text:span></text:p>
      <text:p text:style-name="P4"><text:span text:style-name="T3"><text:tab/><text:tab/> <text:s text:c="7"/></text:span><text:span text:style-name="T10">&lt;/</text:span><text:span text:style-name="T13">form</text:span><text:span text:style-name="T10">&gt;</text:span></text:p>
      <text:p text:style-name="P4"><text:span text:style-name="T3"><text:tab/><text:tab/> <text:s text:c="3"/></text:span><text:span text:style-name="T10">&lt;/</text:span><text:span text:style-name="T13">li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4"><text:span text:style-name="T3"><text:s text:c="8"/></text:span><text:span text:style-name="T10">&lt;</text:span><text:span text:style-name="T13">li</text:span><text:span text:style-name="T10">&gt;</text:span></text:p>
      <text:p text:style-name="P4"><text:span text:style-name="T3"><text:s text:c="12"/></text:span><text:span text:style-name="T10">&lt;</text:span><text:span text:style-name="T13">form</text:span> <text:span text:style-name="T16">action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_delete'</text:span><text:span text:style-name="T19">,</text:span><text:span text:style-name="T6"> </text:span><text:span text:style-name="T20">{</text:span><text:span text:style-name="T6"> </text:span><text:span text:style-name="T7">'token'</text:span><text:span text:style-name="T19">:</text:span><text:span text:style-name="T6"> </text:span><text:span text:style-name="T3">job</text:span><text:span text:style-name="T19">.</text:span><text:span text:style-name="T3">token</text:span><text:span text:style-name="T6"> </text:span><text:span text:style-name="T20">}</text:span><text:span text:style-name="T19">)</text:span><text:span text:style-name="T6"> </text:span><text:span text:style-name="T18">}}</text:span>" <text:span text:style-name="T16">method</text:span><text:span text:style-name="T3">=</text:span><text:span text:style-name="T17">"post"</text:span><text:span text:style-name="T10">&gt;</text:span></text:p>
      <text:p text:style-name="P4"><text:span text:style-name="T3"><text:s text:c="16"/></text:span><text:span text:style-name="T18">{{</text:span><text:span text:style-name="T6"> </text:span><text:span text:style-name="T3">form_widget</text:span><text:span text:style-name="T19">(</text:span><text:span text:style-name="T3">delete_form</text:span><text:span text:style-name="T19">)</text:span><text:span text:style-name="T6"> </text:span><text:span text:style-name="T18">}}</text:span></text:p>
      <text:p text:style-name="P4"><text:span text:style-name="T3"><text:s text:c="16"/></text:span><text:span text:style-name="T10">&lt;</text:span><text:span text:style-name="T13">button</text:span> <text:span text:style-name="T16">type</text:span><text:span text:style-name="T3">=</text:span><text:span text:style-name="T17">"submit"</text:span> <text:span text:style-name="T16">onclick</text:span><text:span text:style-name="T3">=</text:span>"<text:span text:style-name="T17">if(!confirm('</text:span><text:span text:style-name="T1">{%</text:span><text:span text:style-name="T2"> trans </text:span><text:span text:style-name="T1">%}</text:span><text:span text:style-name="T17">Are you sure?</text:span><text:span text:style-name="T1">{%</text:span><text:span text:style-name="T2"> endtrans </text:span><text:span text:style-name="T1">%}</text:span><text:span text:style-name="T17">')) </text:span><text:span text:style-name="T3">{</text:span> <text:span text:style-name="T16">return</text:span> <text:span text:style-name="T16">false</text:span><text:span text:style-name="T3">;</text:span> }"<text:span text:style-name="T10">&gt;</text:span><text:span text:style-name="T1">{%</text:span><text:span text:style-name="T2"> trans </text:span><text:span text:style-name="T1">%}</text:span><text:span text:style-name="T3">Delete</text:span><text:span text:style-name="T1">{%</text:span><text:span text:style-name="T2"> endtrans </text:span><text:span text:style-name="T1">%}</text:span><text:span text:style-name="T10">&lt;/</text:span><text:span text:style-name="T13">button</text:span><text:span text:style-name="T10">&gt;</text:span></text:p>
      <text:p text:style-name="P4"><text:soft-page-break/><text:span text:style-name="T3"><text:s text:c="12"/></text:span><text:span text:style-name="T10">&lt;/</text:span><text:span text:style-name="T13">form</text:span><text:span text:style-name="T10">&gt;</text:span></text:p>
      <text:p text:style-name="P4"><text:span text:style-name="T3"><text:s text:c="8"/></text:span><text:span text:style-name="T10">&lt;/</text:span><text:span text:style-name="T13">li</text:span><text:span text:style-name="T10">&gt;</text:span></text:p>
      <text:p text:style-name="P4"><text:span text:style-name="T3"><text:s text:c="8"/></text:span><text:span text:style-name="T18">{%</text:span><text:span text:style-name="T6"> if </text:span><text:span text:style-name="T3">job</text:span><text:span text:style-name="T19">.</text:span><text:span text:style-name="T3">isActivated</text:span><text:span text:style-name="T6"> </text:span><text:span text:style-name="T18">%}</text:span></text:p>
      <text:p text:style-name="P4"><text:span text:style-name="T3"><text:s text:c="12"/></text:span><text:span text:style-name="T10">&lt;</text:span><text:span text:style-name="T13">li</text:span><text:span text:style-name="T18"> {% </text:span><text:span text:style-name="T6">if </text:span><text:span text:style-name="T3">job</text:span><text:span text:style-name="T19">.</text:span><text:span text:style-name="T3">expiresSoon</text:span><text:span text:style-name="T6"> </text:span><text:span text:style-name="T18">%}</text:span><text:span text:style-name="T3"> class="expires_soon" </text:span><text:span text:style-name="T18">{%</text:span><text:span text:style-name="T6"> endif </text:span><text:span text:style-name="T18">%}</text:span><text:span text:style-name="T3">&gt;</text:span></text:p>
      <text:p text:style-name="P4"><text:span text:style-name="T3"><text:s text:c="16"/></text:span><text:span text:style-name="T18">{%</text:span><text:span text:style-name="T6"> if </text:span><text:span text:style-name="T3">job</text:span><text:span text:style-name="T19">.</text:span><text:span text:style-name="T3">isExpired</text:span><text:span text:style-name="T6"> </text:span><text:span text:style-name="T18">%}</text:span></text:p>
      <text:p text:style-name="P4"><text:span text:style-name="T3"><text:s text:c="20"/></text:span><text:span text:style-name="T1">{%</text:span><text:span text:style-name="T2"> trans </text:span><text:span text:style-name="T1">%}</text:span><text:span text:style-name="T3">Expired</text:span><text:span text:style-name="T1">{%</text:span><text:span text:style-name="T2"> endtrans </text:span><text:span text:style-name="T1">%}</text:span></text:p>
      <text:p text:style-name="P4"><text:span text:style-name="T3"><text:s text:c="16"/></text:span><text:span text:style-name="T18">{%</text:span><text:span text:style-name="T6"> else </text:span><text:span text:style-name="T18">%}</text:span></text:p>
      <text:p text:style-name="P4"><text:span text:style-name="T3"><text:s text:c="10"/></text:span><text:span text:style-name="T22"><text:s text:c="10"/>{# Expires in &lt;strong&gt;{{ job.getDaysBeforeExpires }}&lt;/strong&gt; days #}</text:span></text:p>
      <text:p text:style-name="P4"><text:span text:style-name="T3"><text:s text:c="12"/></text:span><text:span text:style-name="T1"><text:s text:c="8"/>{%</text:span><text:span text:style-name="T2"> trans </text:span><text:span text:style-name="T1">with</text:span><text:span text:style-name="T2"> </text:span><text:span text:style-name="T1">{'%count%':'&lt;strong&gt;'</text:span><text:span text:style-name="T2"> </text:span><text:span text:style-name="T1">~</text:span><text:span text:style-name="T2"> </text:span><text:span text:style-name="T1">job.getDaysBeforeExpires</text:span><text:span text:style-name="T2"> </text:span><text:span text:style-name="T1">~</text:span><text:span text:style-name="T2"> </text:span><text:span text:style-name="T1">'&lt;/strong&gt;'</text:span><text:span text:style-name="T2"> </text:span><text:span text:style-name="T1">}</text:span><text:span text:style-name="T2"> </text:span><text:span text:style-name="T1">%}Expires in %count% days{%</text:span><text:span text:style-name="T2"> endtrans </text:span><text:span text:style-name="T1">%}</text:span></text:p>
      <text:p text:style-name="P4"><text:span text:style-name="T3"><text:s text:c="16"/></text:span><text:span text:style-name="T18">{%</text:span><text:span text:style-name="T6"> endif </text:span><text:span text:style-name="T18">%}</text:span></text:p>
      <text:p text:style-name="P18"><text:s/></text:p>
      <text:p text:style-name="P4"><text:span text:style-name="T3"><text:s text:c="16"/></text:span><text:span text:style-name="T18">{%</text:span><text:span text:style-name="T6"> if </text:span><text:span text:style-name="T3">job</text:span><text:span text:style-name="T19">.</text:span><text:span text:style-name="T3">expiresSoon</text:span><text:span text:style-name="T6"> </text:span><text:span text:style-name="T18">%}</text:span></text:p>
      <text:p text:style-name="P4"><text:span text:style-name="T3"><text:s text:c="20"/>- </text:span><text:span text:style-name="T10">&lt;</text:span><text:span text:style-name="T13">a</text:span> <text:span text:style-name="T16">href</text:span><text:span text:style-name="T3">=</text:span><text:span text:style-name="T17">""</text:span><text:span text:style-name="T10">&gt;</text:span><text:span text:style-name="T1">{%</text:span><text:span text:style-name="T2"> trans </text:span><text:span text:style-name="T1">%}</text:span><text:span text:style-name="T3">Extend</text:span><text:span text:style-name="T1">{%</text:span><text:span text:style-name="T2"> endtrans </text:span><text:span text:style-name="T1">%}</text:span><text:span text:style-name="T10">&lt;/</text:span><text:span text:style-name="T13">a</text:span><text:span text:style-name="T10">&gt;</text:span><text:span text:style-name="T3"> </text:span><text:span text:style-name="T1">{%</text:span><text:span text:style-name="T2"> trans </text:span><text:span text:style-name="T1">%}</text:span><text:span text:style-name="T3">for another 30 days</text:span><text:span text:style-name="T1">{%</text:span><text:span text:style-name="T2"> endtrans </text:span><text:span text:style-name="T1">%}</text:span></text:p>
      <text:p text:style-name="P4"><text:span text:style-name="T3"><text:s text:c="16"/></text:span><text:span text:style-name="T18">{%</text:span><text:span text:style-name="T6"> endif </text:span><text:span text:style-name="T18">%}</text:span></text:p>
      <text:p text:style-name="P4"><text:span text:style-name="T3"><text:s text:c="12"/></text:span><text:span text:style-name="T10">&lt;/</text:span><text:span text:style-name="T13">li</text:span><text:span text:style-name="T10">&gt;</text:span></text:p>
      <text:p text:style-name="P4"><text:span text:style-name="T3"><text:s text:c="8"/></text:span><text:span text:style-name="T18">{%</text:span><text:span text:style-name="T6"> else </text:span><text:span text:style-name="T18">%}</text:span></text:p>
      <text:p text:style-name="P4"><text:span text:style-name="T3"><text:s text:c="12"/></text:span><text:span text:style-name="T10">&lt;</text:span><text:span text:style-name="T13">li</text:span><text:span text:style-name="T10">&gt;</text:span></text:p>
      <text:p text:style-name="P4"><text:span text:style-name="T3"><text:s text:c="10"/></text:span><text:span text:style-name="T22"><text:s text:c="6"/>{#[Bookmark this &lt;a href="{{ url('ens_job_preview', { 'token': job.token, 'company': job.companyslug, 'location': job.locationslug, 'position': job.positionslug }) }}"&gt;URL&lt;/a&gt; to manage this job in the future.]#}</text:span></text:p>
      <text:p text:style-name="P4"><text:span text:style-name="T3"><text:s text:c="2"/></text:span><text:span text:style-name="T1"><text:s text:c="14"/>[{%</text:span><text:span text:style-name="T2"> trans </text:span><text:span text:style-name="T1">with</text:span><text:span text:style-name="T2"> </text:span><text:span text:style-name="T1">{'%url%':</text:span><text:span text:style-name="T2"> </text:span><text:span text:style-name="T1">'&lt;a href="'</text:span><text:span text:style-name="T2"> </text:span><text:span text:style-name="T1">~</text:span><text:span text:style-name="T2"> </text:span><text:span text:style-name="T1">url('ens_job_preview',</text:span><text:span text:style-name="T2"> </text:span><text:span text:style-name="T1">{</text:span><text:span text:style-name="T2"> </text:span><text:span text:style-name="T1">'token':</text:span><text:span text:style-name="T2"> </text:span><text:span text:style-name="T1">job.token,</text:span><text:span text:style-name="T2"> </text:span><text:span text:style-name="T1">'company':</text:span><text:span text:style-name="T2"> </text:span><text:span text:style-name="T1">job.companyslug,</text:span><text:span text:style-name="T2"> </text:span><text:span text:style-name="T1">'location':</text:span><text:span text:style-name="T2"> </text:span><text:span text:style-name="T1">job.locationslug,</text:span><text:span text:style-name="T2"> </text:span><text:span text:style-name="T1">'position':</text:span><text:span text:style-name="T2"> </text:span><text:span text:style-name="T1">job.positionslug</text:span><text:span text:style-name="T2"> </text:span><text:span text:style-name="T1">})</text:span><text:span text:style-name="T2"> </text:span><text:span text:style-name="T1">~</text:span><text:span text:style-name="T2"> </text:span><text:span text:style-name="T1">'"&gt;URL&lt;/a&gt;'}</text:span><text:span text:style-name="T2"> </text:span><text:span text:style-name="T1">%}Bookmark this %url% to manage this job in the future{%</text:span><text:span text:style-name="T2"> endtrans </text:span><text:span text:style-name="T1">%}.]</text:span></text:p>
      <text:p text:style-name="P4"><text:span text:style-name="T3"><text:s text:c="12"/></text:span><text:span text:style-name="T10">&lt;/</text:span><text:span text:style-name="T13">li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4"><text:span text:style-name="T3"><text:s text:c="4"/></text:span><text:span text:style-name="T10">&lt;/</text:span><text:span text:style-name="T13">ul</text:span><text:span text:style-name="T10">&gt;</text:span></text:p>
      <text:p text:style-name="P4"><text:span text:style-name="T10">&lt;/</text:span><text:span text:style-name="T13">div</text:span><text:span text:style-name="T10">&gt;</text:span></text:p>
      <text:p text:style-name="P12"/>
      <text:p text:style-name="P13">//src/Ens/JobeetBundle/Resources/views/Category/show.html.twig</text:p>
      <text:p text:style-name="P12"/>
      <text:p text:style-name="P10"><text:span text:style-name="T18">{%</text:span><text:span text:style-name="T6"> extends </text:span><text:span text:style-name="T7">'EnsJobeetBundle::layout.html.twig'</text:span><text:span text:style-name="T6"> </text:span><text:span text:style-name="T18">%}</text:span></text:p>
      <text:p text:style-name="P18"><text:s/></text:p>
      <text:p text:style-name="P4"><text:span text:style-name="T18">{%</text:span><text:span text:style-name="T6"> block </text:span><text:span text:style-name="T3">title</text:span><text:span text:style-name="T6"> </text:span><text:span text:style-name="T18">%}</text:span></text:p>
      <text:p text:style-name="P4"><text:span text:style-name="T3"><text:s text:c="2"/></text:span><text:span text:style-name="T22">{#Jobs in the {{ category.name }} category#}</text:span></text:p>
      <text:p text:style-name="P4"><text:span text:style-name="T3"><text:s text:c="2"/></text:span><text:span text:style-name="T1">{%</text:span><text:span text:style-name="T2"> trans </text:span><text:span text:style-name="T1">with</text:span><text:span text:style-name="T2"> </text:span><text:span text:style-name="T1">{'%category%':</text:span><text:span text:style-name="T2"> </text:span><text:span text:style-name="T1">category.name}</text:span><text:span text:style-name="T2"> </text:span><text:span text:style-name="T1">%}Jobs in the %category% category{%</text:span><text:span text:style-name="T2"> endtrans </text:span><text:span text:style-name="T1">%}</text:span></text:p>
      <text:p text:style-name="P4"><text:span text:style-name="T18">{%</text:span><text:span text:style-name="T6"> endblock </text:span><text:span text:style-name="T18">%}</text:span></text:p>
      <text:p text:style-name="P18"><text:s/></text:p>
      <text:p text:style-name="P24">...</text:p>
      <text:p text:style-name="P18"><text:s/></text:p>
      <text:p text:style-name="P4"><text:span text:style-name="T18">{%</text:span><text:span text:style-name="T6"> block </text:span><text:span text:style-name="T3">content</text:span><text:span text:style-name="T6"> </text:span><text:span text:style-name="T18">%}</text:span></text:p>
      <text:p text:style-name="P21">...</text:p>
      <text:p text:style-name="P18"/>
      <text:p text:style-name="P4"><text:span text:style-name="T3"><text:s text:c="2"/></text:span><text:span text:style-name="T18">{%</text:span><text:span text:style-name="T6"> if </text:span><text:span text:style-name="T3">last_page</text:span><text:span text:style-name="T6"> </text:span><text:span text:style-name="T19">&gt;</text:span><text:span text:style-name="T6"> </text:span><text:span text:style-name="T22">1</text:span><text:span text:style-name="T6"> </text:span><text:span text:style-name="T18">%}</text:span></text:p>
      <text:p text:style-name="P4"><text:span text:style-name="T3"><text:s text:c="4"/></text:span><text:span text:style-name="T10">&lt;</text:span><text:span text:style-name="T13">div</text:span> <text:span text:style-name="T16">class</text:span><text:span text:style-name="T3">=</text:span><text:span text:style-name="T17">"pagination"</text:span><text:span text:style-name="T10">&gt;</text:span></text:p>
      <text:p text:style-name="P4"><text:span text:style-name="T3"><text:s text:c="6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ategory'</text:span><text:span text:style-name="T19">,</text:span><text:span text:style-name="T6"> </text:span><text:span text:style-name="T20">{</text:span><text:span text:style-name="T6"> </text:span><text:span text:style-name="T7">'slug'</text:span><text:span text:style-name="T19">:</text:span><text:span text:style-name="T6"> </text:span><text:span text:style-name="T3">category</text:span><text:span text:style-name="T19">.</text:span><text:span text:style-name="T3">slug</text:span><text:span text:style-name="T19">,</text:span><text:span text:style-name="T6"> </text:span><text:span text:style-name="T7">'page'</text:span><text:span text:style-name="T19">:</text:span><text:span text:style-name="T6"> </text:span><text:span text:style-name="T22">1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/text:p>
      <text:p text:style-name="P4"><text:span text:style-name="T3"><text:s text:c="8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first.png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First page"</text:span> <text:span text:style-name="T16">title</text:span><text:span text:style-name="T3">=</text:span><text:span text:style-name="T17">"First page"</text:span> <text:span text:style-name="T10">/&gt;</text:span></text:p>
      <text:p text:style-name="P4"><text:span text:style-name="T3"><text:s text:c="6"/></text:span><text:span text:style-name="T10">&lt;/</text:span><text:span text:style-name="T13">a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ategory'</text:span><text:span text:style-name="T19">,</text:span><text:span text:style-name="T6"> </text:span><text:span text:style-name="T20">{</text:span><text:span text:style-name="T6"> </text:span><text:span text:style-name="T7">'slug'</text:span><text:span text:style-name="T19">:</text:span><text:span text:style-name="T6"> </text:span><text:span text:style-name="T3">category</text:span><text:span text:style-name="T19">.</text:span><text:span text:style-name="T3">slug</text:span><text:span text:style-name="T19">,</text:span><text:span text:style-name="T6"> </text:span><text:span text:style-name="T7">'page'</text:span><text:span text:style-name="T19">:</text:span><text:span text:style-name="T6"> </text:span><text:span text:style-name="T3">previous_page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/text:p>
      <text:p text:style-name="P4"><text:span text:style-name="T3"><text:s text:c="8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previous.png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Previous page"</text:span> <text:span text:style-name="T16">title</text:span><text:span text:style-name="T3">=</text:span><text:span text:style-name="T17">"Previous page"</text:span> <text:span text:style-name="T10">/&gt;</text:span></text:p>
      <text:p text:style-name="P4"><text:span text:style-name="T3"><text:s text:c="6"/></text:span><text:span text:style-name="T10">&lt;/</text:span><text:span text:style-name="T13">a</text:span><text:span text:style-name="T10">&gt;</text:span></text:p>
      <text:p text:style-name="P18"><text:s/></text:p>
      <text:p text:style-name="P4"><text:span text:style-name="T3"><text:s text:c="6"/></text:span><text:span text:style-name="T18">{%</text:span><text:span text:style-name="T6"> for </text:span><text:span text:style-name="T3">page</text:span><text:span text:style-name="T6"> in </text:span><text:span text:style-name="T22">1</text:span><text:span text:style-name="T19">..</text:span><text:span text:style-name="T3">last_page</text:span><text:span text:style-name="T6"> </text:span><text:span text:style-name="T18">%}</text:span></text:p>
      <text:p text:style-name="P4"><text:span text:style-name="T3"><text:s text:c="8"/></text:span><text:span text:style-name="T18">{%</text:span><text:span text:style-name="T6"> if </text:span><text:span text:style-name="T3">page</text:span><text:span text:style-name="T6"> </text:span><text:span text:style-name="T19">==</text:span><text:span text:style-name="T6"> </text:span><text:span text:style-name="T3">current_page</text:span><text:span text:style-name="T6"> </text:span><text:span text:style-name="T18">%}</text:span></text:p>
      <text:p text:style-name="P4"><text:span text:style-name="T3"><text:s text:c="10"/></text:span><text:span text:style-name="T18">{{</text:span><text:span text:style-name="T6"> </text:span><text:span text:style-name="T3">page</text:span><text:span text:style-name="T6"> </text:span><text:span text:style-name="T18">}}</text:span></text:p>
      <text:p text:style-name="P4"><text:soft-page-break/><text:span text:style-name="T3"><text:s text:c="8"/></text:span><text:span text:style-name="T18">{%</text:span><text:span text:style-name="T6"> else </text:span><text:span text:style-name="T18">%}</text:span></text:p>
      <text:p text:style-name="P4"><text:span text:style-name="T3"><text:s text:c="10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ategory'</text:span><text:span text:style-name="T19">,</text:span><text:span text:style-name="T6"> </text:span><text:span text:style-name="T20">{</text:span><text:span text:style-name="T6"> </text:span><text:span text:style-name="T7">'slug'</text:span><text:span text:style-name="T19">:</text:span><text:span text:style-name="T6"> </text:span><text:span text:style-name="T3">category</text:span><text:span text:style-name="T19">.</text:span><text:span text:style-name="T3">slug</text:span><text:span text:style-name="T19">,</text:span><text:span text:style-name="T6"> </text:span><text:span text:style-name="T7">'page'</text:span><text:span text:style-name="T19">:</text:span><text:span text:style-name="T6"> </text:span><text:span text:style-name="T3">page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text:span text:style-name="T18">{{</text:span><text:span text:style-name="T6"> </text:span><text:span text:style-name="T3">page</text:span><text:span text:style-name="T6"> </text:span><text:span text:style-name="T18">}}</text:span><text:span text:style-name="T10">&lt;/</text:span><text:span text:style-name="T13">a</text:span><text:span text:style-name="T10">&gt;</text:span></text:p>
      <text:p text:style-name="P4"><text:span text:style-name="T3"><text:s text:c="8"/></text:span><text:span text:style-name="T18">{%</text:span><text:span text:style-name="T6"> endif </text:span><text:span text:style-name="T18">%}</text:span></text:p>
      <text:p text:style-name="P4"><text:span text:style-name="T3"><text:s text:c="6"/></text:span><text:span text:style-name="T18">{%</text:span><text:span text:style-name="T6"> endfor </text:span><text:span text:style-name="T18">%}</text:span></text:p>
      <text:p text:style-name="P18"><text:s/></text:p>
      <text:p text:style-name="P4"><text:span text:style-name="T3"><text:s text:c="6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ategory'</text:span><text:span text:style-name="T19">,</text:span><text:span text:style-name="T6"> </text:span><text:span text:style-name="T20">{</text:span><text:span text:style-name="T6"> </text:span><text:span text:style-name="T7">'slug'</text:span><text:span text:style-name="T19">:</text:span><text:span text:style-name="T6"> </text:span><text:span text:style-name="T3">category</text:span><text:span text:style-name="T19">.</text:span><text:span text:style-name="T3">slug</text:span><text:span text:style-name="T19">,</text:span><text:span text:style-name="T6"> </text:span><text:span text:style-name="T7">'page'</text:span><text:span text:style-name="T19">:</text:span><text:span text:style-name="T6"> </text:span><text:span text:style-name="T3">next_page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/text:p>
      <text:p text:style-name="P4"><text:span text:style-name="T3"><text:s text:c="8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next.png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Next page"</text:span> <text:span text:style-name="T16">title</text:span><text:span text:style-name="T3">=</text:span><text:span text:style-name="T17">"Next page"</text:span> <text:span text:style-name="T10">/&gt;</text:span></text:p>
      <text:p text:style-name="P4"><text:span text:style-name="T3"><text:s text:c="6"/></text:span><text:span text:style-name="T10">&lt;/</text:span><text:span text:style-name="T13">a</text:span><text:span text:style-name="T10">&gt;</text:span></text:p>
      <text:p text:style-name="P18"><text:s/></text:p>
      <text:p text:style-name="P4"><text:span text:style-name="T3"><text:s text:c="6"/></text:span><text:span text:style-name="T10">&lt;</text:span><text:span text:style-name="T13">a</text:span> <text:span text:style-name="T16">href</text:span><text:span text:style-name="T3">=</text:span>"<text:span text:style-name="T18">{{</text:span><text:span text:style-name="T6"> </text:span><text:span text:style-name="T3">path</text:span><text:span text:style-name="T19">(</text:span><text:span text:style-name="T7">'ens_jobeet_category'</text:span><text:span text:style-name="T19">,</text:span><text:span text:style-name="T6"> </text:span><text:span text:style-name="T20">{</text:span><text:span text:style-name="T6"> </text:span><text:span text:style-name="T7">'slug'</text:span><text:span text:style-name="T19">:</text:span><text:span text:style-name="T6"> </text:span><text:span text:style-name="T3">category</text:span><text:span text:style-name="T19">.</text:span><text:span text:style-name="T3">slug</text:span><text:span text:style-name="T19">,</text:span><text:span text:style-name="T6"> </text:span><text:span text:style-name="T7">'page'</text:span><text:span text:style-name="T19">:</text:span><text:span text:style-name="T6"> </text:span><text:span text:style-name="T3">last_page</text:span><text:span text:style-name="T6"> </text:span><text:span text:style-name="T20">}</text:span><text:span text:style-name="T19">)</text:span><text:span text:style-name="T6"> </text:span><text:span text:style-name="T18">}}</text:span>"<text:span text:style-name="T10">&gt;</text:span></text:p>
      <text:p text:style-name="P4"><text:span text:style-name="T3"><text:s text:c="8"/></text:span><text:span text:style-name="T10">&lt;</text:span><text:span text:style-name="T13">img</text:span> <text:span text:style-name="T16">src</text:span><text:span text:style-name="T3">=</text:span>"<text:span text:style-name="T18">{{</text:span><text:span text:style-name="T6"> </text:span><text:span text:style-name="T3">asset</text:span><text:span text:style-name="T19">(</text:span><text:span text:style-name="T7">'bundles/ensjobeet/images/last.png'</text:span><text:span text:style-name="T19">)</text:span><text:span text:style-name="T6"> </text:span><text:span text:style-name="T18">}}</text:span>" <text:span text:style-name="T16">alt</text:span><text:span text:style-name="T3">=</text:span><text:span text:style-name="T17">"Last page"</text:span> <text:span text:style-name="T16">title</text:span><text:span text:style-name="T3">=</text:span><text:span text:style-name="T17">"Last page"</text:span> <text:span text:style-name="T10">/&gt;</text:span></text:p>
      <text:p text:style-name="P4"><text:span text:style-name="T3"><text:s text:c="6"/></text:span><text:span text:style-name="T10">&lt;/</text:span><text:span text:style-name="T13">a</text:span><text:span text:style-name="T10">&gt;</text:span></text:p>
      <text:p text:style-name="P4"><text:span text:style-name="T3"><text:s text:c="4"/></text:span><text:span text:style-name="T10">&lt;/</text:span><text:span text:style-name="T13">div</text:span><text:span text:style-name="T10">&gt;</text:span></text:p>
      <text:p text:style-name="P4"><text:span text:style-name="T3"><text:s text:c="2"/></text:span><text:span text:style-name="T18">{%</text:span><text:span text:style-name="T6"> endif </text:span><text:span text:style-name="T18">%}</text:span></text:p>
      <text:p text:style-name="P18"><text:s/></text:p>
      <text:p text:style-name="P20">{#</text:p>
      <text:p text:style-name="P20"><text:s text:c="2"/>&lt;div class="pagination_desc"&gt;</text:p>
      <text:p text:style-name="P20"><text:s text:c="4"/>&lt;strong&gt;{{ total_jobs }}&lt;/strong&gt; jobs in this category</text:p>
      <text:p text:style-name="P20"><text:s/></text:p>
      <text:p text:style-name="P20"><text:s text:c="4"/>{% if last_page &gt; 1 %}</text:p>
      <text:p text:style-name="P20"><text:s text:c="6"/>- page &lt;strong&gt;{{ current_page }}/{{ last_page }}&lt;/strong&gt;</text:p>
      <text:p text:style-name="P20"><text:s text:c="4"/>{% endif %}</text:p>
      <text:p text:style-name="P20"><text:s text:c="2"/>&lt;/div&gt;</text:p>
      <text:p text:style-name="P4"><text:span text:style-name="T22">#} </text:span><text:span text:style-name="T3"><text:s/></text:span></text:p>
      <text:p text:style-name="P18"><text:s text:c="2"/></text:p>
      <text:p text:style-name="P4"><text:span text:style-name="T3"><text:s text:c="2"/></text:span><text:span text:style-name="T10">&lt;</text:span><text:span text:style-name="T13">div</text:span> <text:span text:style-name="T16">class</text:span><text:span text:style-name="T3">=</text:span><text:span text:style-name="T17">"pagination_desc"</text:span><text:span text:style-name="T10">&gt;</text:span></text:p>
      <text:p text:style-name="P7"><text:s text:c="4"/>{%<text:span text:style-name="T9"> transchoice </text:span>total_jobs<text:span text:style-name="T9"> </text:span>with<text:span text:style-name="T9"> </text:span>{'%count%':<text:span text:style-name="T9"> </text:span>'&lt;strong&gt;'<text:span text:style-name="T9"> </text:span>~<text:span text:style-name="T9"> </text:span>total_jobs<text:span text:style-name="T9"> </text:span>~<text:span text:style-name="T9"> </text:span>'&lt;/strong&gt;'}<text:span text:style-name="T9"> </text:span>%}</text:p>
      <text:p text:style-name="P7"><text:s text:c="6"/>{0} No job in this category|{1} One job in this category|]1,Inf] %count% jobs in this category</text:p>
      <text:p text:style-name="P7"><text:s text:c="4"/>{%<text:span text:style-name="T9"> endtranschoice </text:span>%}</text:p>
      <text:p text:style-name="P4"><text:span text:style-name="T3"><text:s text:c="4"/></text:span><text:span text:style-name="T18">{%</text:span><text:span text:style-name="T6"> if </text:span><text:span text:style-name="T3">last_page</text:span><text:span text:style-name="T6"> </text:span><text:span text:style-name="T19">&gt;</text:span><text:span text:style-name="T6"> </text:span><text:span text:style-name="T22">1</text:span><text:span text:style-name="T6"> </text:span><text:span text:style-name="T18">%}</text:span></text:p>
      <text:p text:style-name="P4"><text:span text:style-name="T3"><text:s text:c="6"/>- page </text:span><text:span text:style-name="T10">&lt;</text:span><text:span text:style-name="T13">strong</text:span><text:span text:style-name="T10">&gt;</text:span><text:span text:style-name="T18">{{</text:span><text:span text:style-name="T6"> </text:span><text:span text:style-name="T3">current_page</text:span><text:span text:style-name="T6"> </text:span><text:span text:style-name="T18">}}</text:span><text:span text:style-name="T3">/</text:span><text:span text:style-name="T18">{{</text:span><text:span text:style-name="T6"> </text:span><text:span text:style-name="T3">last_page</text:span><text:span text:style-name="T6"> </text:span><text:span text:style-name="T18">}}</text:span><text:span text:style-name="T10">&lt;/</text:span><text:span text:style-name="T13">strong</text:span><text:span text:style-name="T10">&gt;</text:span></text:p>
      <text:p text:style-name="P4"><text:span text:style-name="T3"><text:s text:c="4"/></text:span><text:span text:style-name="T18">{%</text:span><text:span text:style-name="T6"> endif </text:span><text:span text:style-name="T18">%}</text:span></text:p>
      <text:p text:style-name="P4"><text:span text:style-name="T3"><text:s text:c="2"/></text:span><text:span text:style-name="T10">&lt;/</text:span><text:span text:style-name="T13">div</text:span><text:span text:style-name="T10">&gt;</text:span><text:span text:style-name="T3"> <text:s text:c="5"/></text:span></text:p>
      <text:p text:style-name="P18"><text:s text:c="2"/></text:p>
      <text:p text:style-name="P18"><text:s text:c="2"/></text:p>
      <text:p text:style-name="P10"><text:span text:style-name="T18">{%</text:span><text:span text:style-name="T6"> endblock </text:span><text:span text:style-name="T18">%}</text:span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Tłumaczenia notice</text:p>
      <text:p text:style-name="P25"/>
      <text:p text:style-name="P12">1. Dodajemy funkcję trans</text:p>
      <text:p text:style-name="P12">//src/Ens/JobeetBundle/Controller/JobController.php</text:p>
      <text:p text:style-name="P12"/>
      <text:p text:style-name="P25">...</text:p>
      <text:p text:style-name="P20"><text:span text:style-name="T24">//$this-&gt;get('session')-&gt;getFlashBag()-&gt;add('notice', 'Your job is now online </text:span><text:span text:style-name="T24">for 30 days.');</text:span></text:p>
      <text:p text:style-name="P7">$translated = $this-&gt;get('translator')-&gt;trans('Your job is now online for 30 days.');</text:p>
      <text:p text:style-name="P7">$this-&gt;get('session')-&gt;getFlashBag()-&gt;add('notice', $translated);</text:p>
      <text:p text:style-name="P13">…</text:p>
      <text:p text:style-name="P13"/>
      <text:p text:style-name="P12">2. Dodajemy tłumaczenie komunikatu</text:p>
      <text:p text:style-name="P12">//src/Ens/JobeetBundle/Resources/translations/messages.fr.xlf</text:p>
      <text:p text:style-name="P11"><text:s text:c="8"/>&lt;body&gt;</text:p>
      <text:p text:style-name="P11">...</text:p>
      <text:p text:style-name="P11"><text:s text:c="8"/><text:span text:style-name="T1"><text:s text:c="4"/>&lt;trans-unit id="32"&gt;</text:span></text:p>
      <text:p text:style-name="P7"><text:s text:c="16"/>&lt;source&gt;Your job is now online for 30 days.&lt;/source&gt;</text:p>
      <text:p text:style-name="P7"><text:s text:c="16"/>&lt;target&gt;Votre travail est maintenant en ligne pendant 30 jours.&lt;/target&gt;</text:p>
      <text:p text:style-name="P7"><text:s text:c="12"/>&lt;/trans-unit&gt;</text:p>
      <text:p text:style-name="P4"><text:s text:c="8"/>&lt;/body&gt;</text:p>
      <text:p text:style-name="P13">...</text:p>
      <text:p text:style-name="P13"/>
      <text:p text:style-name="P16">Tłumaczenie formularzy</text:p>
      <text:p text:style-name="P13"/>
      <text:p text:style-name="P12">Walidacja i tłumaczenie komunikatów formularzy:</text:p>
      <text:p text:style-name="P12">W katalogu:</text:p>
      <text:p text:style-name="P12"/>
      <text:p text:style-name="P12">/jobeet2/vendor/symfony/symfony/src/Symfony/Component/Validator/Resources/translations/</text:p>
      <text:p text:style-name="P12"/>
      <text:p text:style-name="P12">znajdują się tłumaczenia komunikatów walidacji dla wielu popularnych języków. Kiedy podłączymy użytkownikowi wybór języka to podstawowe komunikaty walidacji będą tłumaczone z tego katalogu.</text:p>
      <text:p text:style-name="P17"/>
      <text:p text:style-name="P17">1. Walidator</text:p>
      <text:p text:style-name="P13">Aby dodać tłumaczenie i zmienić treść komunikatu walidacji. Musimy dodać plik </text:p>
      <text:p text:style-name="P13"/>
      <text:p text:style-name="P12">//src/Ens/JobeetBundle/Resources/translations/<text:span text:style-name="T1">validators.fr.xlf</text:span></text:p>
      <text:p text:style-name="P13"/>
      <text:p text:style-name="P13">który nadpisze plik:</text:p>
      <text:p text:style-name="P13"/>
      <text:p text:style-name="P12">/jobeet2/vendor/symfony/symfony/src/Symfony/Component/Validator/Resources/translations/validators.fr.xlf</text:p>
      <text:p text:style-name="P13"/>
      <text:p text:style-name="P13">do nowo powstałego pliku wstawimy kod:</text:p>
      <text:p text:style-name="P13"/>
      <text:p text:style-name="P9">&lt;?xml version="1.0"?&gt;</text:p>
      <text:p text:style-name="P7">&lt;xliff version="1.2" xmlns="urn:oasis:names:tc:xliff:document:1.2"&gt;</text:p>
      <text:p text:style-name="P7"><text:s text:c="4"/>&lt;file source-language="en" datatype="plaintext" original="file.ext"&gt;</text:p>
      <text:p text:style-name="P7"><text:s text:c="8"/>&lt;body&gt;</text:p>
      <text:p text:style-name="P7"><text:s text:c="12"/>&lt;trans-unit id="1"&gt;</text:p>
      <text:p text:style-name="P7"><text:s text:c="16"/>&lt;source&gt;This value should not be blank.&lt;/source&gt;</text:p>
      <text:p text:style-name="P7"><text:s text:c="16"/>&lt;target&gt;Cette valeur ne doit pas être vide.&lt;/target&gt;</text:p>
      <text:p text:style-name="P7"><text:s text:c="12"/>&lt;/trans-unit&gt;</text:p>
      <text:p text:style-name="P7"><text:s text:c="8"/>&lt;/body&gt;</text:p>
      <text:p text:style-name="P7"><text:s text:c="4"/>&lt;/file&gt;</text:p>
      <text:p text:style-name="P7">&lt;/xliff&gt;</text:p>
      <text:p text:style-name="P14"/>
      <text:p text:style-name="P14"/>
      <text:p text:style-name="P14"/>
      <text:p text:style-name="P14"/>
      <text:p text:style-name="P13"><text:soft-page-break/>Sposób 2</text:p>
      <text:p text:style-name="P31"/>
      <text:p text:style-name="P12">Możemy wstawić skrót wiadomości w postaci zmiennej</text:p>
      <text:p text:style-name="P14"/>
      <text:p text:style-name="P11"><text:span text:style-name="T3"><text:s text:c="4"/></text:span><text:span text:style-name="T5">public static function </text:span><text:span text:style-name="T3">loadValidatorMetadata(ClassMetadata $metadata)</text:span></text:p>
      <text:p text:style-name="P38"><text:s text:c="4"/>{</text:p>
      <text:p text:style-name="P37"><text:span text:style-name="T3">...</text:span></text:p>
      <text:p text:style-name="P37"><text:span text:style-name="T3"><text:s text:c="8"/>$metadata-&gt;addPropertyConstraint(</text:span><text:span text:style-name="T7">'company'</text:span><text:span text:style-name="T3">, </text:span><text:span text:style-name="T6">new </text:span><text:span text:style-name="T3">NotBlank(</text:span><text:span text:style-name="T1">array(message =&gt; job.company.not_blank)</text:span><text:span text:style-name="T3">)); <text:s text:c="4"/></text:span></text:p>
      <text:p text:style-name="P37"><text:span text:style-name="T3">...</text:span></text:p>
      <text:p text:style-name="P38"><text:s text:c="4"/>}</text:p>
      <text:p text:style-name="P12"/>
      <text:p text:style-name="P12">następnie dodajemy tłumaczenie dla skrótu w plikach:</text:p>
      <text:p text:style-name="P12"/>
      <text:p text:style-name="P12">//src/Ens/JobeetBundle/Resources/translations/<text:span text:style-name="T1">validators.en.xlf</text:span></text:p>
      <text:p text:style-name="P11"/>
      <text:p text:style-name="P11">&lt;?xml version="1.0"?&gt;</text:p>
      <text:p text:style-name="P37">&lt;xliff version="1.2" xmlns="urn:oasis:names:tc:xliff:document:1.2"&gt;</text:p>
      <text:p text:style-name="P37"><text:s text:c="4"/>&lt;file source-language="en" datatype="plaintext" original="file.ext"&gt;</text:p>
      <text:p text:style-name="P37"><text:s text:c="8"/>&lt;body&gt;</text:p>
      <text:p text:style-name="P37"><text:s text:c="12"/>&lt;trans-unit id="1"&gt;</text:p>
      <text:p text:style-name="P37"><text:s text:c="16"/>&lt;source&gt;<text:span text:style-name="T1">job.company.not_blank</text:span>&lt;/source&gt;</text:p>
      <text:p text:style-name="P37"><text:s text:c="16"/>&lt;target&gt;This value should not be blank.&lt;/target&gt;</text:p>
      <text:p text:style-name="P37"><text:s text:c="12"/>&lt;/trans-unit&gt;</text:p>
      <text:p text:style-name="P37"><text:s text:c="8"/>&lt;/body&gt;</text:p>
      <text:p text:style-name="P37"><text:s text:c="4"/>&lt;/file&gt;</text:p>
      <text:p text:style-name="P37">&lt;/xliff&gt;</text:p>
      <text:p text:style-name="P37"/>
      <text:p text:style-name="P29">//src/Ens/JobeetBundle/Resources/translations/<text:span text:style-name="T1">validators.fr.xlf</text:span></text:p>
      <text:p text:style-name="P11"/>
      <text:p text:style-name="P11">&lt;?xml version="1.0"?&gt;</text:p>
      <text:p text:style-name="P37">&lt;xliff version="1.2" xmlns="urn:oasis:names:tc:xliff:document:1.2"&gt;</text:p>
      <text:p text:style-name="P37"><text:s text:c="4"/>&lt;file source-language="en" datatype="plaintext" original="file.ext"&gt;</text:p>
      <text:p text:style-name="P37"><text:s text:c="8"/>&lt;body&gt;</text:p>
      <text:p text:style-name="P37"><text:s text:c="12"/>&lt;trans-unit id="1"&gt;</text:p>
      <text:p text:style-name="P37"><text:s text:c="16"/>&lt;source&gt;<text:span text:style-name="T1">job.company.not_blank</text:span>&lt;/source&gt;</text:p>
      <text:p text:style-name="P37"><text:s text:c="16"/>&lt;target&gt;Cette valeur ne doit pas être vide.&lt;/target&gt;</text:p>
      <text:p text:style-name="P37"><text:s text:c="12"/>&lt;/trans-unit&gt;</text:p>
      <text:p text:style-name="P37"><text:s text:c="8"/>&lt;/body&gt;</text:p>
      <text:p text:style-name="P37"><text:s text:c="4"/>&lt;/file&gt;</text:p>
      <text:p text:style-name="P37">&lt;/xliff&gt;</text:p>
      <text:p text:style-name="P14"/>
      <text:p text:style-name="P14">2. Label</text:p>
      <text:p text:style-name="P12">Tłumaczenie etykiet Labeli na języki.</text:p>
      <text:p text:style-name="P12"/>
      <text:p text:style-name="P12">Do pliku dodajemy tłumaczenie labela.</text:p>
      <text:p text:style-name="P12">//src/Ens/JobeetBundle/Resources/translations/messages.fr.xlf</text:p>
      <text:p text:style-name="P13"/>
      <text:p text:style-name="P11">&lt;?xml version="1.0"?&gt;</text:p>
      <text:p text:style-name="P33">&lt;xliff version="1.2" xmlns="urn:oasis:names:tc:xliff:document:1.2"&gt;</text:p>
      <text:p text:style-name="P33"><text:s text:c="4"/>&lt;file source-language="en" datatype="plaintext" original="file.ext"&gt;</text:p>
      <text:p text:style-name="P33"><text:s text:c="8"/>&lt;body&gt;</text:p>
      <text:p text:style-name="P33">...</text:p>
      <text:p text:style-name="P7"><text:s text:c="12"/>&lt;trans-unit id="33"&gt;</text:p>
      <text:p text:style-name="P36"><text:s text:c="16"/>&lt;source&gt;How to apply?&lt;/source&gt;</text:p>
      <text:p text:style-name="P36"><text:s text:c="16"/>&lt;target&gt;Comment postuler?&lt;/target&gt;</text:p>
      <text:p text:style-name="P36"><text:s text:c="12"/>&lt;/trans-unit&gt;</text:p>
      <text:p text:style-name="P33"><text:s text:c="8"/>&lt;/body&gt;</text:p>
      <text:p text:style-name="P33"><text:s text:c="4"/>&lt;/file&gt;</text:p>
      <text:p text:style-name="P11">&lt;/xliff&gt;</text:p>
      <text:p text:style-name="P13"/>
      <text:p text:style-name="P13"/>
      <text:p text:style-name="P13"/>
      <text:list xml:id="list29357806" text:style-name="L1">
        <text:list-item>
          <text:p text:style-name="P26"><text:soft-page-break/>Dodanie tłumaczeń treści baz danych</text:p>
        </text:list-item>
      </text:list>
      <text:p text:style-name="P13"/>
      <text:p text:style-name="P13"/>
      <text:p text:style-name="P13"/>
      <text:p text:style-name="P13">1. Dodanie tłumaczeń dla templatek</text:p>
      <text:p text:style-name="P13"/>
      <text:p text:style-name="P13">//src/Ens/JobeetBundle/Resources/views/Affiliate/wait.html.twig</text:p>
      <text:p text:style-name="P13">//src/Ens/JobeetBundle/Resources/views/Affiliate/affiliate_new.html.twig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11M35S</meta:editing-duration>
    <meta:editing-cycles>78</meta:editing-cycles>
    <meta:generator>OpenOffice.org/3.3$Win32 OpenOffice.org_project/330m20$Build-9567</meta:generator>
    <dc:date>2014-03-25T09:33:36.93</dc:date>
    <dc:creator>szymon idczak</dc:creator>
    <meta:document-statistic meta:table-count="0" meta:image-count="0" meta:object-count="0" meta:page-count="14" meta:paragraph-count="664" meta:word-count="2086" meta:character-count="24953"/>
    <meta:user-defined meta:name="Info 1"/>
    <meta:user-defined meta:name="Info 2"/>
    <meta:user-defined meta:name="Info 3"/>
    <meta:user-defined meta:name="Info 4"/>
  </office:meta>
</office:document-meta>
</file>